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1.5484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26"/>
          <table:table-cell table:style-name="ce1" office:value-type="string" calcext:value-type="string" table:number-columns-spanned="10" table:number-rows-spanned="1">
            <text:p>Instrução</text:p>
          </table:table-cell>
          <table:covered-table-cell table:number-columns-repeated="9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stados Civis</text:p>
          </table:table-cell>
          <table:covered-table-cell table:number-columns-repeated="5"/>
          <table:table-cell table:style-name="ce1" office:value-type="string" calcext:value-type="string" table:number-columns-spanned="8" table:number-rows-spanned="1">
            <text:p>Raça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eligiã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acionalidades</text:p>
          </table:table-cell>
          <table:covered-table-cell table:number-columns-repeated="3"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 table:number-columns-spanned="6" table:number-rows-spanned="1">
            <text:p>População escolar de 6 a 15 ano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x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os Home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s Mulheres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dos Homen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as Mulhere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>
            <text:p>Homens</text:p>
          </table:table-cell>
          <table:table-cell/>
          <table:table-cell table:style-name="ce1" office:value-type="string" calcext:value-type="string">
            <text:p>Mulheres</text:p>
          </table:table-cell>
          <table:table-cell/>
          <table:table-cell table:style-name="ce1" office:value-type="string" calcext:value-type="string" table:number-columns-spanned="3" table:number-rows-spanned="1">
            <text:p>Menino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enina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asa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Províncias e Município Neutro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Solteiras</text:p>
          </table:table-cell>
          <table:table-cell table:style-name="ce1" office:value-type="string" calcext:value-type="string">
            <text:p>Casadas</text:p>
          </table:table-cell>
          <table:table-cell table:style-name="ce1" office:value-type="string" calcext:value-type="string">
            <text:p>Viúv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Brancas</text:p>
          </table:table-cell>
          <table:table-cell table:style-name="ce1" office:value-type="string" calcext:value-type="string">
            <text:p>Pardas</text:p>
          </table:table-cell>
          <table:table-cell table:style-name="ce1" office:value-type="string" calcext:value-type="string">
            <text:p>Pretas</text:p>
          </table:table-cell>
          <table:table-cell table:style-name="ce1" office:value-type="string" calcext:value-type="string">
            <text:p>Caboclas</text:p>
          </table:table-cell>
          <table:table-cell table:style-name="ce1" office:value-type="string" calcext:value-type="string">
            <text:p>Católicos</text:p>
          </table:table-cell>
          <table:table-cell table:style-name="ce1" office:value-type="string" calcext:value-type="string">
            <text:p>Acatólicos</text:p>
          </table:table-cell>
          <table:table-cell table:style-name="ce1" office:value-type="string" calcext:value-type="string">
            <text:p>Católicas</text:p>
          </table:table-cell>
          <table:table-cell table:style-name="ce1" office:value-type="string" calcext:value-type="string">
            <text:p>Acatólica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Brasileiras</text:p>
          </table:table-cell>
          <table:table-cell table:style-name="ce1" office:value-type="string" calcext:value-type="string">
            <text:p>Estrangeira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o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as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abitadas</text:p>
          </table:table-cell>
          <table:table-cell table:style-name="ce1" office:value-type="string" calcext:value-type="string">
            <text:p>Desabitad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úmero de fogos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style-name="ce2" office:value-type="float" office:value="30983" calcext:value-type="float">
            <text:p>30983</text:p>
          </table:table-cell>
          <table:table-cell table:style-name="ce2" office:value-type="float" office:value="2564" calcext:value-type="float">
            <text:p>2564</text:p>
          </table:table-cell>
          <table:table-cell office:value-type="float" office:value="56631" calcext:value-type="float">
            <text:p>56631</text:p>
          </table:table-cell>
          <table:table-cell office:value-type="float" office:value="24959" calcext:value-type="float">
            <text:p>24959</text:p>
          </table:table-cell>
          <table:table-cell office:value-type="float" office:value="5105" calcext:value-type="float">
            <text:p>5105</text:p>
          </table:table-cell>
          <table:table-cell office:value-type="float" office:value="919" calcext:value-type="float">
            <text:p>919</text:p>
          </table:table-cell>
          <table:table-cell office:value-type="float" office:value="19214" calcext:value-type="float">
            <text:p>19214</text:p>
          </table:table-cell>
          <table:table-cell office:value-type="float" office:value="4714" calcext:value-type="float">
            <text:p>4714</text:p>
          </table:table-cell>
          <table:table-cell office:value-type="float" office:value="1720" calcext:value-type="float">
            <text:p>1720</text:p>
          </table:table-cell>
          <table:table-cell office:value-type="float" office:value="6911" calcext:value-type="float">
            <text:p>6911</text:p>
          </table:table-cell>
          <table:table-cell office:value-type="float" office:value="4210" calcext:value-type="float">
            <text:p>4210</text:p>
          </table:table-cell>
          <table:table-cell office:value-type="float" office:value="711" calcext:value-type="float">
            <text:p>711</text:p>
          </table:table-cell>
          <table:table-cell office:value-type="float" office:value="19151" calcext:value-type="float">
            <text:p>19151</text:p>
          </table:table-cell>
          <table:table-cell office:value-type="float" office:value="4300" calcext:value-type="float">
            <text:p>4300</text:p>
          </table:table-cell>
          <table:table-cell office:value-type="float" office:value="3046" calcext:value-type="float">
            <text:p>3046</text:p>
          </table:table-cell>
          <table:table-cell office:value-type="float" office:value="625" calcext:value-type="float">
            <text:p>625</text:p>
          </table:table-cell>
          <table:table-cell office:value-type="float" office:value="17677" calcext:value-type="float">
            <text:p>17677</text:p>
          </table:table-cell>
          <table:table-cell office:value-type="float" office:value="30903" calcext:value-type="float">
            <text:p>30903</text:p>
          </table:table-cell>
          <table:table-cell office:value-type="float" office:value="80" calcext:value-type="float">
            <text:p>80</text:p>
          </table:table-cell>
          <table:table-cell office:value-type="float" office:value="25641" calcext:value-type="float">
            <text:p>25641</text:p>
          </table:table-cell>
          <table:table-cell office:value-type="float" office:value="7" calcext:value-type="float">
            <text:p>7</text:p>
          </table:table-cell>
          <table:table-cell office:value-type="float" office:value="29223" calcext:value-type="float">
            <text:p>29223</text:p>
          </table:table-cell>
          <table:table-cell office:value-type="float" office:value="1760" calcext:value-type="float">
            <text:p>1760</text:p>
          </table:table-cell>
          <table:table-cell office:value-type="float" office:value="25222" calcext:value-type="float">
            <text:p>25222</text:p>
          </table:table-cell>
          <table:table-cell office:value-type="float" office:value="426" calcext:value-type="float">
            <text:p>426</text:p>
          </table:table-cell>
          <table:table-cell office:value-type="float" office:value="6160" calcext:value-type="float">
            <text:p>6160</text:p>
          </table:table-cell>
          <table:table-cell office:value-type="float" office:value="24823" calcext:value-type="float">
            <text:p>24823</text:p>
          </table:table-cell>
          <table:table-cell office:value-type="float" office:value="1453" calcext:value-type="float">
            <text:p>1453</text:p>
          </table:table-cell>
          <table:table-cell office:value-type="float" office:value="24195" calcext:value-type="float">
            <text:p>24195</text:p>
          </table:table-cell>
          <table:table-cell office:value-type="float" office:value="824" calcext:value-type="float">
            <text:p>824</text:p>
          </table:table-cell>
          <table:table-cell office:value-type="float" office:value="5056" calcext:value-type="float">
            <text:p>5056</text:p>
          </table:table-cell>
          <table:table-cell office:value-type="float" office:value="5880" calcext:value-type="float">
            <text:p>5880</text:p>
          </table:table-cell>
          <table:table-cell office:value-type="float" office:value="371" calcext:value-type="float">
            <text:p>371</text:p>
          </table:table-cell>
          <table:table-cell office:value-type="float" office:value="3269" calcext:value-type="float">
            <text:p>3269</text:p>
          </table:table-cell>
          <table:table-cell office:value-type="float" office:value="3640" calcext:value-type="float">
            <text:p>3640</text:p>
          </table:table-cell>
          <table:table-cell office:value-type="float" office:value="7661" calcext:value-type="float">
            <text:p>7661</text:p>
          </table:table-cell>
          <table:table-cell office:value-type="float" office:value="229" calcext:value-type="float">
            <text:p>229</text:p>
          </table:table-cell>
          <table:table-cell office:value-type="float" office:value="7800" calcext:value-type="float">
            <text:p>7800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28589" calcext:value-type="float">
            <text:p>128589</text:p>
          </table:table-cell>
          <table:table-cell office:value-type="float" office:value="11919" calcext:value-type="float">
            <text:p>11919</text:p>
          </table:table-cell>
          <table:table-cell office:value-type="float" office:value="247779" calcext:value-type="float">
            <text:p>247779</text:p>
          </table:table-cell>
          <table:table-cell office:value-type="float" office:value="94848" calcext:value-type="float">
            <text:p>94848</text:p>
          </table:table-cell>
          <table:table-cell office:value-type="float" office:value="28935" calcext:value-type="float">
            <text:p>28935</text:p>
          </table:table-cell>
          <table:table-cell office:value-type="float" office:value="4806" calcext:value-type="float">
            <text:p>4806</text:p>
          </table:table-cell>
          <table:table-cell office:value-type="float" office:value="86825" calcext:value-type="float">
            <text:p>86825</text:p>
          </table:table-cell>
          <table:table-cell office:value-type="float" office:value="26280" calcext:value-type="float">
            <text:p>26280</text:p>
          </table:table-cell>
          <table:table-cell office:value-type="float" office:value="6085" calcext:value-type="float">
            <text:p>6085</text:p>
          </table:table-cell>
          <table:table-cell office:value-type="float" office:value="49663" calcext:value-type="float">
            <text:p>49663</text:p>
          </table:table-cell>
          <table:table-cell office:value-type="float" office:value="46899" calcext:value-type="float">
            <text:p>46899</text:p>
          </table:table-cell>
          <table:table-cell office:value-type="float" office:value="9200" calcext:value-type="float">
            <text:p>9200</text:p>
          </table:table-cell>
          <table:table-cell office:value-type="float" office:value="22827" calcext:value-type="float">
            <text:p>22827</text:p>
          </table:table-cell>
          <table:table-cell office:value-type="float" office:value="42971" calcext:value-type="float">
            <text:p>42971</text:p>
          </table:table-cell>
          <table:table-cell office:value-type="float" office:value="46828" calcext:value-type="float">
            <text:p>46828</text:p>
          </table:table-cell>
          <table:table-cell office:value-type="float" office:value="7629" calcext:value-type="float">
            <text:p>7629</text:p>
          </table:table-cell>
          <table:table-cell office:value-type="float" office:value="21762" calcext:value-type="float">
            <text:p>21762</text:p>
          </table:table-cell>
          <table:table-cell office:value-type="float" office:value="128396" calcext:value-type="float">
            <text:p>128396</text:p>
          </table:table-cell>
          <table:table-cell office:value-type="float" office:value="193" calcext:value-type="float">
            <text:p>193</text:p>
          </table:table-cell>
          <table:table-cell office:value-type="float" office:value="119169" calcext:value-type="float">
            <text:p>119169</text:p>
          </table:table-cell>
          <table:table-cell office:value-type="float" office:value="21" calcext:value-type="float">
            <text:p>21</text:p>
          </table:table-cell>
          <table:table-cell office:value-type="float" office:value="123365" calcext:value-type="float">
            <text:p>123365</text:p>
          </table:table-cell>
          <table:table-cell office:value-type="float" office:value="5224" calcext:value-type="float">
            <text:p>5224</text:p>
          </table:table-cell>
          <table:table-cell office:value-type="float" office:value="118437" calcext:value-type="float">
            <text:p>118437</text:p>
          </table:table-cell>
          <table:table-cell office:value-type="float" office:value="753" calcext:value-type="float">
            <text:p>753</text:p>
          </table:table-cell>
          <table:table-cell office:value-type="float" office:value="39718" calcext:value-type="float">
            <text:p>39718</text:p>
          </table:table-cell>
          <table:table-cell office:value-type="float" office:value="88871" calcext:value-type="float">
            <text:p>88871</text:p>
          </table:table-cell>
          <table:table-cell office:value-type="float" office:value="20677" calcext:value-type="float">
            <text:p>20677</text:p>
          </table:table-cell>
          <table:table-cell office:value-type="float" office:value="98513" calcext:value-type="float">
            <text:p>98513</text:p>
          </table:table-cell>
          <table:table-cell office:value-type="float" office:value="5768" calcext:value-type="float">
            <text:p>5768</text:p>
          </table:table-cell>
          <table:table-cell office:value-type="float" office:value="25753" calcext:value-type="float">
            <text:p>25753</text:p>
          </table:table-cell>
          <table:table-cell office:value-type="float" office:value="31521" calcext:value-type="float">
            <text:p>31521</text:p>
          </table:table-cell>
          <table:table-cell office:value-type="float" office:value="3441" calcext:value-type="float">
            <text:p>3441</text:p>
          </table:table-cell>
          <table:table-cell office:value-type="float" office:value="25020" calcext:value-type="float">
            <text:p>25020</text:p>
          </table:table-cell>
          <table:table-cell office:value-type="float" office:value="28461" calcext:value-type="float">
            <text:p>28461</text:p>
          </table:table-cell>
          <table:table-cell office:value-type="float" office:value="38978" calcext:value-type="float">
            <text:p>38978</text:p>
          </table:table-cell>
          <table:table-cell office:value-type="float" office:value="2077" calcext:value-type="float">
            <text:p>2077</text:p>
          </table:table-cell>
          <table:table-cell office:value-type="float" office:value="41055" calcext:value-type="float">
            <text:p>41055</text:p>
          </table:table-cell>
          <table:table-cell office:value-type="float" office:value="39521" calcext:value-type="float">
            <text:p>39521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41942" calcext:value-type="float">
            <text:p>141942</text:p>
          </table:table-cell>
          <table:table-cell office:value-type="float" office:value="14215" calcext:value-type="float">
            <text:p>14215</text:p>
          </table:table-cell>
          <table:table-cell office:value-type="float" office:value="284101" calcext:value-type="float">
            <text:p>284101</text:p>
          </table:table-cell>
          <table:table-cell office:value-type="float" office:value="103283" calcext:value-type="float">
            <text:p>103283</text:p>
          </table:table-cell>
          <table:table-cell office:value-type="float" office:value="33644" calcext:value-type="float">
            <text:p>33644</text:p>
          </table:table-cell>
          <table:table-cell office:value-type="float" office:value="5015" calcext:value-type="float">
            <text:p>5015</text:p>
          </table:table-cell>
          <table:table-cell office:value-type="float" office:value="102302" calcext:value-type="float">
            <text:p>102302</text:p>
          </table:table-cell>
          <table:table-cell office:value-type="float" office:value="32337" calcext:value-type="float">
            <text:p>32337</text:p>
          </table:table-cell>
          <table:table-cell office:value-type="float" office:value="7520" calcext:value-type="float">
            <text:p>7520</text:p>
          </table:table-cell>
          <table:table-cell office:value-type="float" office:value="52267" calcext:value-type="float">
            <text:p>52267</text:p>
          </table:table-cell>
          <table:table-cell office:value-type="float" office:value="71662" calcext:value-type="float">
            <text:p>71662</text:p>
          </table:table-cell>
          <table:table-cell office:value-type="float" office:value="12504" calcext:value-type="float">
            <text:p>12504</text:p>
          </table:table-cell>
          <table:table-cell office:value-type="float" office:value="5509" calcext:value-type="float">
            <text:p>5509</text:p>
          </table:table-cell>
          <table:table-cell office:value-type="float" office:value="51246" calcext:value-type="float">
            <text:p>51246</text:p>
          </table:table-cell>
          <table:table-cell office:value-type="float" office:value="72699" calcext:value-type="float">
            <text:p>72699</text:p>
          </table:table-cell>
          <table:table-cell office:value-type="float" office:value="12780" calcext:value-type="float">
            <text:p>12780</text:p>
          </table:table-cell>
          <table:table-cell office:value-type="float" office:value="5434" calcext:value-type="float">
            <text:p>5434</text:p>
          </table:table-cell>
          <table:table-cell office:value-type="float" office:value="141865" calcext:value-type="float">
            <text:p>141865</text:p>
          </table:table-cell>
          <table:table-cell office:value-type="float" office:value="77" calcext:value-type="float">
            <text:p>77</text:p>
          </table:table-cell>
          <table:table-cell office:value-type="float" office:value="142100" calcext:value-type="float">
            <text:p>142100</text:p>
          </table:table-cell>
          <table:table-cell office:value-type="float" office:value="59" calcext:value-type="float">
            <text:p>59</text:p>
          </table:table-cell>
          <table:table-cell office:value-type="float" office:value="139413" calcext:value-type="float">
            <text:p>139413</text:p>
          </table:table-cell>
          <table:table-cell office:value-type="float" office:value="2529" calcext:value-type="float">
            <text:p>2529</text:p>
          </table:table-cell>
          <table:table-cell office:value-type="float" office:value="141191" calcext:value-type="float">
            <text:p>141191</text:p>
          </table:table-cell>
          <table:table-cell office:value-type="float" office:value="968" calcext:value-type="float">
            <text:p>968</text:p>
          </table:table-cell>
          <table:table-cell office:value-type="float" office:value="44375" calcext:value-type="float">
            <text:p>44375</text:p>
          </table:table-cell>
          <table:table-cell office:value-type="float" office:value="97567" calcext:value-type="float">
            <text:p>97567</text:p>
          </table:table-cell>
          <table:table-cell office:value-type="float" office:value="24196" calcext:value-type="float">
            <text:p>24196</text:p>
          </table:table-cell>
          <table:table-cell office:value-type="float" office:value="117963" calcext:value-type="float">
            <text:p>117963</text:p>
          </table:table-cell>
          <table:table-cell office:value-type="float" office:value="8739" calcext:value-type="float">
            <text:p>8739</text:p>
          </table:table-cell>
          <table:table-cell office:value-type="float" office:value="28142" calcext:value-type="float">
            <text:p>28142</text:p>
          </table:table-cell>
          <table:table-cell office:value-type="float" office:value="36881" calcext:value-type="float">
            <text:p>36881</text:p>
          </table:table-cell>
          <table:table-cell office:value-type="float" office:value="4844" calcext:value-type="float">
            <text:p>4844</text:p>
          </table:table-cell>
          <table:table-cell office:value-type="float" office:value="29567" calcext:value-type="float">
            <text:p>29567</text:p>
          </table:table-cell>
          <table:table-cell office:value-type="float" office:value="34411" calcext:value-type="float">
            <text:p>34411</text:p>
          </table:table-cell>
          <table:table-cell office:value-type="float" office:value="47166" calcext:value-type="float">
            <text:p>47166</text:p>
          </table:table-cell>
          <table:table-cell office:value-type="float" office:value="1405" calcext:value-type="float">
            <text:p>1405</text:p>
          </table:table-cell>
          <table:table-cell office:value-type="float" office:value="48571" calcext:value-type="float">
            <text:p>48571</text:p>
          </table:table-cell>
          <table:table-cell office:value-type="float" office:value="49282" calcext:value-type="float">
            <text:p>4928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90322" calcext:value-type="float">
            <text:p>90322</text:p>
          </table:table-cell>
          <table:table-cell office:value-type="float" office:value="8810" calcext:value-type="float">
            <text:p>8810</text:p>
          </table:table-cell>
          <table:table-cell office:value-type="float" office:value="178427" calcext:value-type="float">
            <text:p>178427</text:p>
          </table:table-cell>
          <table:table-cell office:value-type="float" office:value="63294" calcext:value-type="float">
            <text:p>63294</text:p>
          </table:table-cell>
          <table:table-cell office:value-type="float" office:value="23323" calcext:value-type="float">
            <text:p>23323</text:p>
          </table:table-cell>
          <table:table-cell office:value-type="float" office:value="3705" calcext:value-type="float">
            <text:p>3705</text:p>
          </table:table-cell>
          <table:table-cell office:value-type="float" office:value="59547" calcext:value-type="float">
            <text:p>59547</text:p>
          </table:table-cell>
          <table:table-cell office:value-type="float" office:value="23371" calcext:value-type="float">
            <text:p>23371</text:p>
          </table:table-cell>
          <table:table-cell office:value-type="float" office:value="5187" calcext:value-type="float">
            <text:p>5187</text:p>
          </table:table-cell>
          <table:table-cell office:value-type="float" office:value="22208" calcext:value-type="float">
            <text:p>22208</text:p>
          </table:table-cell>
          <table:table-cell office:value-type="float" office:value="53474" calcext:value-type="float">
            <text:p>53474</text:p>
          </table:table-cell>
          <table:table-cell office:value-type="float" office:value="7505" calcext:value-type="float">
            <text:p>7505</text:p>
          </table:table-cell>
          <table:table-cell office:value-type="float" office:value="7135" calcext:value-type="float">
            <text:p>7135</text:p>
          </table:table-cell>
          <table:table-cell office:value-type="float" office:value="21239" calcext:value-type="float">
            <text:p>21239</text:p>
          </table:table-cell>
          <table:table-cell office:value-type="float" office:value="53191" calcext:value-type="float">
            <text:p>53191</text:p>
          </table:table-cell>
          <table:table-cell office:value-type="float" office:value="7357" calcext:value-type="float">
            <text:p>7357</text:p>
          </table:table-cell>
          <table:table-cell office:value-type="float" office:value="6318" calcext:value-type="float">
            <text:p>6318</text:p>
          </table:table-cell>
          <table:table-cell office:value-type="float" office:value="90313" calcext:value-type="float">
            <text:p>90313</text:p>
          </table:table-cell>
          <table:table-cell office:value-type="float" office:value="9" calcext:value-type="float">
            <text:p>9</text:p>
          </table:table-cell>
          <table:table-cell office:value-type="float" office:value="88105" calcext:value-type="float">
            <text:p>88105</text:p>
          </table:table-cell>
          <table:table-cell office:value-type="float" office:value="0" calcext:value-type="float">
            <text:p>0</text:p>
          </table:table-cell>
          <table:table-cell office:value-type="float" office:value="90022" calcext:value-type="float">
            <text:p>90022</text:p>
          </table:table-cell>
          <table:table-cell office:value-type="float" office:value="300" calcext:value-type="float">
            <text:p>300</text:p>
          </table:table-cell>
          <table:table-cell office:value-type="float" office:value="88001" calcext:value-type="float">
            <text:p>88001</text:p>
          </table:table-cell>
          <table:table-cell office:value-type="float" office:value="104" calcext:value-type="float">
            <text:p>104</text:p>
          </table:table-cell>
          <table:table-cell office:value-type="float" office:value="17677" calcext:value-type="float">
            <text:p>17677</text:p>
          </table:table-cell>
          <table:table-cell office:value-type="float" office:value="72645" calcext:value-type="float">
            <text:p>72645</text:p>
          </table:table-cell>
          <table:table-cell office:value-type="float" office:value="10093" calcext:value-type="float">
            <text:p>10093</text:p>
          </table:table-cell>
          <table:table-cell office:value-type="float" office:value="78012" calcext:value-type="float">
            <text:p>78012</text:p>
          </table:table-cell>
          <table:table-cell office:value-type="float" office:value="1777" calcext:value-type="float">
            <text:p>1777</text:p>
          </table:table-cell>
          <table:table-cell office:value-type="float" office:value="15960" calcext:value-type="float">
            <text:p>15960</text:p>
          </table:table-cell>
          <table:table-cell office:value-type="float" office:value="17737" calcext:value-type="float">
            <text:p>17737</text:p>
          </table:table-cell>
          <table:table-cell office:value-type="float" office:value="1024" calcext:value-type="float">
            <text:p>1024</text:p>
          </table:table-cell>
          <table:table-cell office:value-type="float" office:value="16968" calcext:value-type="float">
            <text:p>16968</text:p>
          </table:table-cell>
          <table:table-cell office:value-type="float" office:value="17992" calcext:value-type="float">
            <text:p>17992</text:p>
          </table:table-cell>
          <table:table-cell office:value-type="float" office:value="29208" calcext:value-type="float">
            <text:p>29208</text:p>
          </table:table-cell>
          <table:table-cell office:value-type="float" office:value="223" calcext:value-type="float">
            <text:p>223</text:p>
          </table:table-cell>
          <table:table-cell office:value-type="float" office:value="29431" calcext:value-type="float">
            <text:p>29431</text:p>
          </table:table-cell>
          <table:table-cell office:value-type="float" office:value="30770" calcext:value-type="float">
            <text:p>30770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350906" calcext:value-type="float">
            <text:p>350906</text:p>
          </table:table-cell>
          <table:table-cell office:value-type="float" office:value="33886" calcext:value-type="float">
            <text:p>33886</text:p>
          </table:table-cell>
          <table:table-cell office:value-type="float" office:value="689773" calcext:value-type="float">
            <text:p>689773</text:p>
          </table:table-cell>
          <table:table-cell office:value-type="float" office:value="241692" calcext:value-type="float">
            <text:p>241692</text:p>
          </table:table-cell>
          <table:table-cell office:value-type="float" office:value="99915" calcext:value-type="float">
            <text:p>99915</text:p>
          </table:table-cell>
          <table:table-cell office:value-type="float" office:value="9299" calcext:value-type="float">
            <text:p>9299</text:p>
          </table:table-cell>
          <table:table-cell office:value-type="float" office:value="224509" calcext:value-type="float">
            <text:p>224509</text:p>
          </table:table-cell>
          <table:table-cell office:value-type="float" office:value="99849" calcext:value-type="float">
            <text:p>99849</text:p>
          </table:table-cell>
          <table:table-cell office:value-type="float" office:value="14509" calcext:value-type="float">
            <text:p>14509</text:p>
          </table:table-cell>
          <table:table-cell office:value-type="float" office:value="136940" calcext:value-type="float">
            <text:p>136940</text:p>
          </table:table-cell>
          <table:table-cell office:value-type="float" office:value="172841" calcext:value-type="float">
            <text:p>172841</text:p>
          </table:table-cell>
          <table:table-cell office:value-type="float" office:value="14424" calcext:value-type="float">
            <text:p>14424</text:p>
          </table:table-cell>
          <table:table-cell office:value-type="float" office:value="26701" calcext:value-type="float">
            <text:p>26701</text:p>
          </table:table-cell>
          <table:table-cell office:value-type="float" office:value="131896" calcext:value-type="float">
            <text:p>131896</text:p>
          </table:table-cell>
          <table:table-cell office:value-type="float" office:value="166325" calcext:value-type="float">
            <text:p>166325</text:p>
          </table:table-cell>
          <table:table-cell office:value-type="float" office:value="14510" calcext:value-type="float">
            <text:p>14510</text:p>
          </table:table-cell>
          <table:table-cell office:value-type="float" office:value="26136" calcext:value-type="float">
            <text:p>26136</text:p>
          </table:table-cell>
          <table:table-cell office:value-type="float" office:value="350868" calcext:value-type="float">
            <text:p>350868</text:p>
          </table:table-cell>
          <table:table-cell office:value-type="float" office:value="38" calcext:value-type="float">
            <text:p>38</text:p>
          </table:table-cell>
          <table:table-cell office:value-type="float" office:value="338857" calcext:value-type="float">
            <text:p>338857</text:p>
          </table:table-cell>
          <table:table-cell office:value-type="float" office:value="10" calcext:value-type="float">
            <text:p>10</text:p>
          </table:table-cell>
          <table:table-cell office:value-type="float" office:value="349805" calcext:value-type="float">
            <text:p>349805</text:p>
          </table:table-cell>
          <table:table-cell office:value-type="float" office:value="1101" calcext:value-type="float">
            <text:p>1101</text:p>
          </table:table-cell>
          <table:table-cell office:value-type="float" office:value="338475" calcext:value-type="float">
            <text:p>338475</text:p>
          </table:table-cell>
          <table:table-cell office:value-type="float" office:value="392" calcext:value-type="float">
            <text:p>392</text:p>
          </table:table-cell>
          <table:table-cell office:value-type="float" office:value="58657" calcext:value-type="float">
            <text:p>58657</text:p>
          </table:table-cell>
          <table:table-cell office:value-type="float" office:value="292249" calcext:value-type="float">
            <text:p>292249</text:p>
          </table:table-cell>
          <table:table-cell office:value-type="float" office:value="20903" calcext:value-type="float">
            <text:p>20903</text:p>
          </table:table-cell>
          <table:table-cell office:value-type="float" office:value="317964" calcext:value-type="float">
            <text:p>317964</text:p>
          </table:table-cell>
          <table:table-cell office:value-type="float" office:value="10021" calcext:value-type="float">
            <text:p>10021</text:p>
          </table:table-cell>
          <table:table-cell office:value-type="float" office:value="83808" calcext:value-type="float">
            <text:p>83808</text:p>
          </table:table-cell>
          <table:table-cell office:value-type="float" office:value="93829" calcext:value-type="float">
            <text:p>93829</text:p>
          </table:table-cell>
          <table:table-cell office:value-type="float" office:value="5399" calcext:value-type="float">
            <text:p>5399</text:p>
          </table:table-cell>
          <table:table-cell office:value-type="float" office:value="85087" calcext:value-type="float">
            <text:p>85087</text:p>
          </table:table-cell>
          <table:table-cell office:value-type="float" office:value="90486" calcext:value-type="float">
            <text:p>90486</text:p>
          </table:table-cell>
          <table:table-cell office:value-type="float" office:value="99901" calcext:value-type="float">
            <text:p>99901</text:p>
          </table:table-cell>
          <table:table-cell office:value-type="float" office:value="2989" calcext:value-type="float">
            <text:p>2989</text:p>
          </table:table-cell>
          <table:table-cell office:value-type="float" office:value="102890" calcext:value-type="float">
            <text:p>102890</text:p>
          </table:table-cell>
          <table:table-cell office:value-type="float" office:value="100207" calcext:value-type="float">
            <text:p>10020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12721" calcext:value-type="float">
            <text:p>112721</text:p>
          </table:table-cell>
          <table:table-cell office:value-type="float" office:value="10823" calcext:value-type="float">
            <text:p>10823</text:p>
          </table:table-cell>
          <table:table-cell office:value-type="float" office:value="220959" calcext:value-type="float">
            <text:p>220959</text:p>
          </table:table-cell>
          <table:table-cell office:value-type="float" office:value="80803" calcext:value-type="float">
            <text:p>80803</text:p>
          </table:table-cell>
          <table:table-cell office:value-type="float" office:value="26832" calcext:value-type="float">
            <text:p>26832</text:p>
          </table:table-cell>
          <table:table-cell office:value-type="float" office:value="5086" calcext:value-type="float">
            <text:p>5086</text:p>
          </table:table-cell>
          <table:table-cell office:value-type="float" office:value="75915" calcext:value-type="float">
            <text:p>75915</text:p>
          </table:table-cell>
          <table:table-cell office:value-type="float" office:value="26735" calcext:value-type="float">
            <text:p>26735</text:p>
          </table:table-cell>
          <table:table-cell office:value-type="float" office:value="5588" calcext:value-type="float">
            <text:p>5588</text:p>
          </table:table-cell>
          <table:table-cell office:value-type="float" office:value="52835" calcext:value-type="float">
            <text:p>52835</text:p>
          </table:table-cell>
          <table:table-cell office:value-type="float" office:value="42213" calcext:value-type="float">
            <text:p>42213</text:p>
          </table:table-cell>
          <table:table-cell office:value-type="float" office:value="12202" calcext:value-type="float">
            <text:p>12202</text:p>
          </table:table-cell>
          <table:table-cell office:value-type="float" office:value="5471" calcext:value-type="float">
            <text:p>5471</text:p>
          </table:table-cell>
          <table:table-cell office:value-type="float" office:value="49630" calcext:value-type="float">
            <text:p>49630</text:p>
          </table:table-cell>
          <table:table-cell office:value-type="float" office:value="41877" calcext:value-type="float">
            <text:p>41877</text:p>
          </table:table-cell>
          <table:table-cell office:value-type="float" office:value="11163" calcext:value-type="float">
            <text:p>11163</text:p>
          </table:table-cell>
          <table:table-cell office:value-type="float" office:value="5568" calcext:value-type="float">
            <text:p>5568</text:p>
          </table:table-cell>
          <table:table-cell office:value-type="float" office:value="112717" calcext:value-type="float">
            <text:p>112717</text:p>
          </table:table-cell>
          <table:table-cell office:value-type="float" office:value="4" calcext:value-type="float">
            <text:p>4</text:p>
          </table:table-cell>
          <table:table-cell office:value-type="float" office:value="108238" calcext:value-type="float">
            <text:p>108238</text:p>
          </table:table-cell>
          <table:table-cell office:value-type="float" office:value="0" calcext:value-type="float">
            <text:p>0</text:p>
          </table:table-cell>
          <table:table-cell office:value-type="float" office:value="112305" calcext:value-type="float">
            <text:p>112305</text:p>
          </table:table-cell>
          <table:table-cell office:value-type="float" office:value="416" calcext:value-type="float">
            <text:p>416</text:p>
          </table:table-cell>
          <table:table-cell office:value-type="float" office:value="108078" calcext:value-type="float">
            <text:p>108078</text:p>
          </table:table-cell>
          <table:table-cell office:value-type="float" office:value="160" calcext:value-type="float">
            <text:p>160</text:p>
          </table:table-cell>
          <table:table-cell office:value-type="float" office:value="23602" calcext:value-type="float">
            <text:p>23602</text:p>
          </table:table-cell>
          <table:table-cell office:value-type="float" office:value="39119" calcext:value-type="float">
            <text:p>39119</text:p>
          </table:table-cell>
          <table:table-cell office:value-type="float" office:value="16220" calcext:value-type="float">
            <text:p>16220</text:p>
          </table:table-cell>
          <table:table-cell office:value-type="float" office:value="92018" calcext:value-type="float">
            <text:p>92018</text:p>
          </table:table-cell>
          <table:table-cell office:value-type="float" office:value="2643" calcext:value-type="float">
            <text:p>2643</text:p>
          </table:table-cell>
          <table:table-cell office:value-type="float" office:value="18662" calcext:value-type="float">
            <text:p>18662</text:p>
          </table:table-cell>
          <table:table-cell office:value-type="float" office:value="21305" calcext:value-type="float">
            <text:p>21305</text:p>
          </table:table-cell>
          <table:table-cell office:value-type="float" office:value="2058" calcext:value-type="float">
            <text:p>2058</text:p>
          </table:table-cell>
          <table:table-cell office:value-type="float" office:value="19857" calcext:value-type="float">
            <text:p>19857</text:p>
          </table:table-cell>
          <table:table-cell office:value-type="float" office:value="21915" calcext:value-type="float">
            <text:p>21915</text:p>
          </table:table-cell>
          <table:table-cell office:value-type="float" office:value="36710" calcext:value-type="float">
            <text:p>36710</text:p>
          </table:table-cell>
          <table:table-cell office:value-type="float" office:value="706" calcext:value-type="float">
            <text:p>706</text:p>
          </table:table-cell>
          <table:table-cell office:value-type="float" office:value="37416" calcext:value-type="float">
            <text:p>37416</text:p>
          </table:table-cell>
          <table:table-cell office:value-type="float" office:value="37320" calcext:value-type="float">
            <text:p>3732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79433" calcext:value-type="float">
            <text:p>179433</text:p>
          </table:table-cell>
          <table:table-cell office:value-type="float" office:value="17526" calcext:value-type="float">
            <text:p>17526</text:p>
          </table:table-cell>
          <table:table-cell office:value-type="float" office:value="354700" calcext:value-type="float">
            <text:p>354700</text:p>
          </table:table-cell>
          <table:table-cell office:value-type="float" office:value="119403" calcext:value-type="float">
            <text:p>119403</text:p>
          </table:table-cell>
          <table:table-cell office:value-type="float" office:value="53474" calcext:value-type="float">
            <text:p>53474</text:p>
          </table:table-cell>
          <table:table-cell office:value-type="float" office:value="6556" calcext:value-type="float">
            <text:p>6556</text:p>
          </table:table-cell>
          <table:table-cell office:value-type="float" office:value="112332" calcext:value-type="float">
            <text:p>112332</text:p>
          </table:table-cell>
          <table:table-cell office:value-type="float" office:value="53274" calcext:value-type="float">
            <text:p>53274</text:p>
          </table:table-cell>
          <table:table-cell office:value-type="float" office:value="9661" calcext:value-type="float">
            <text:p>9661</text:p>
          </table:table-cell>
          <table:table-cell office:value-type="float" office:value="73475" calcext:value-type="float">
            <text:p>73475</text:p>
          </table:table-cell>
          <table:table-cell office:value-type="float" office:value="89921" calcext:value-type="float">
            <text:p>89921</text:p>
          </table:table-cell>
          <table:table-cell office:value-type="float" office:value="11155" calcext:value-type="float">
            <text:p>11155</text:p>
          </table:table-cell>
          <table:table-cell office:value-type="float" office:value="4882" calcext:value-type="float">
            <text:p>4882</text:p>
          </table:table-cell>
          <table:table-cell office:value-type="float" office:value="71246" calcext:value-type="float">
            <text:p>71246</text:p>
          </table:table-cell>
          <table:table-cell office:value-type="float" office:value="88675" calcext:value-type="float">
            <text:p>88675</text:p>
          </table:table-cell>
          <table:table-cell office:value-type="float" office:value="10661" calcext:value-type="float">
            <text:p>10661</text:p>
          </table:table-cell>
          <table:table-cell office:value-type="float" office:value="4685" calcext:value-type="float">
            <text:p>4685</text:p>
          </table:table-cell>
          <table:table-cell office:value-type="float" office:value="179429" calcext:value-type="float">
            <text:p>179429</text:p>
          </table:table-cell>
          <table:table-cell office:value-type="float" office:value="4" calcext:value-type="float">
            <text:p>4</text:p>
          </table:table-cell>
          <table:table-cell office:value-type="float" office:value="175266" calcext:value-type="float">
            <text:p>175266</text:p>
          </table:table-cell>
          <table:table-cell office:value-type="float" office:value="1" calcext:value-type="float">
            <text:p>1</text:p>
          </table:table-cell>
          <table:table-cell office:value-type="float" office:value="178940" calcext:value-type="float">
            <text:p>178940</text:p>
          </table:table-cell>
          <table:table-cell office:value-type="float" office:value="493" calcext:value-type="float">
            <text:p>493</text:p>
          </table:table-cell>
          <table:table-cell office:value-type="float" office:value="175102" calcext:value-type="float">
            <text:p>175102</text:p>
          </table:table-cell>
          <table:table-cell office:value-type="float" office:value="165" calcext:value-type="float">
            <text:p>165</text:p>
          </table:table-cell>
          <table:table-cell office:value-type="float" office:value="29224" calcext:value-type="float">
            <text:p>29224</text:p>
          </table:table-cell>
          <table:table-cell office:value-type="float" office:value="150209" calcext:value-type="float">
            <text:p>150209</text:p>
          </table:table-cell>
          <table:table-cell office:value-type="float" office:value="11988" calcext:value-type="float">
            <text:p>11988</text:p>
          </table:table-cell>
          <table:table-cell office:value-type="float" office:value="163279" calcext:value-type="float">
            <text:p>163279</text:p>
          </table:table-cell>
          <table:table-cell office:value-type="float" office:value="6630" calcext:value-type="float">
            <text:p>6630</text:p>
          </table:table-cell>
          <table:table-cell office:value-type="float" office:value="44061" calcext:value-type="float">
            <text:p>44061</text:p>
          </table:table-cell>
          <table:table-cell office:value-type="float" office:value="50691" calcext:value-type="float">
            <text:p>50691</text:p>
          </table:table-cell>
          <table:table-cell office:value-type="float" office:value="3894" calcext:value-type="float">
            <text:p>3894</text:p>
          </table:table-cell>
          <table:table-cell office:value-type="float" office:value="45830" calcext:value-type="float">
            <text:p>45830</text:p>
          </table:table-cell>
          <table:table-cell office:value-type="float" office:value="49724" calcext:value-type="float">
            <text:p>49724</text:p>
          </table:table-cell>
          <table:table-cell office:value-type="float" office:value="43767" calcext:value-type="float">
            <text:p>43767</text:p>
          </table:table-cell>
          <table:table-cell office:value-type="float" office:value="522" calcext:value-type="float">
            <text:p>522</text:p>
          </table:table-cell>
          <table:table-cell office:value-type="float" office:value="44289" calcext:value-type="float">
            <text:p>44289</text:p>
          </table:table-cell>
          <table:table-cell office:value-type="float" office:value="44438" calcext:value-type="float">
            <text:p>4443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381565" calcext:value-type="float">
            <text:p>381565</text:p>
          </table:table-cell>
          <table:table-cell office:value-type="float" office:value="37094" calcext:value-type="float">
            <text:p>37094</text:p>
          </table:table-cell>
          <table:table-cell office:value-type="float" office:value="752511" calcext:value-type="float">
            <text:p>752511</text:p>
          </table:table-cell>
          <table:table-cell office:value-type="float" office:value="258936" calcext:value-type="float">
            <text:p>258936</text:p>
          </table:table-cell>
          <table:table-cell office:value-type="float" office:value="111189" calcext:value-type="float">
            <text:p>111189</text:p>
          </table:table-cell>
          <table:table-cell office:value-type="float" office:value="11440" calcext:value-type="float">
            <text:p>11440</text:p>
          </table:table-cell>
          <table:table-cell office:value-type="float" office:value="240239" calcext:value-type="float">
            <text:p>240239</text:p>
          </table:table-cell>
          <table:table-cell office:value-type="float" office:value="111465" calcext:value-type="float">
            <text:p>111465</text:p>
          </table:table-cell>
          <table:table-cell office:value-type="float" office:value="19242" calcext:value-type="float">
            <text:p>19242</text:p>
          </table:table-cell>
          <table:table-cell office:value-type="float" office:value="149930" calcext:value-type="float">
            <text:p>149930</text:p>
          </table:table-cell>
          <table:table-cell office:value-type="float" office:value="194897" calcext:value-type="float">
            <text:p>194897</text:p>
          </table:table-cell>
          <table:table-cell office:value-type="float" office:value="30795" calcext:value-type="float">
            <text:p>30795</text:p>
          </table:table-cell>
          <table:table-cell office:value-type="float" office:value="5943" calcext:value-type="float">
            <text:p>5943</text:p>
          </table:table-cell>
          <table:table-cell office:value-type="float" office:value="141229" calcext:value-type="float">
            <text:p>141229</text:p>
          </table:table-cell>
          <table:table-cell office:value-type="float" office:value="192954" calcext:value-type="float">
            <text:p>192954</text:p>
          </table:table-cell>
          <table:table-cell office:value-type="float" office:value="30901" calcext:value-type="float">
            <text:p>30901</text:p>
          </table:table-cell>
          <table:table-cell office:value-type="float" office:value="5862" calcext:value-type="float">
            <text:p>5862</text:p>
          </table:table-cell>
          <table:table-cell office:value-type="float" office:value="381361" calcext:value-type="float">
            <text:p>381361</text:p>
          </table:table-cell>
          <table:table-cell office:value-type="float" office:value="204" calcext:value-type="float">
            <text:p>204</text:p>
          </table:table-cell>
          <table:table-cell office:value-type="float" office:value="370906" calcext:value-type="float">
            <text:p>370906</text:p>
          </table:table-cell>
          <table:table-cell office:value-type="float" office:value="40" calcext:value-type="float">
            <text:p>40</text:p>
          </table:table-cell>
          <table:table-cell office:value-type="float" office:value="373530" calcext:value-type="float">
            <text:p>373530</text:p>
          </table:table-cell>
          <table:table-cell office:value-type="float" office:value="8035" calcext:value-type="float">
            <text:p>8035</text:p>
          </table:table-cell>
          <table:table-cell office:value-type="float" office:value="368621" calcext:value-type="float">
            <text:p>368621</text:p>
          </table:table-cell>
          <table:table-cell office:value-type="float" office:value="2325" calcext:value-type="float">
            <text:p>2325</text:p>
          </table:table-cell>
          <table:table-cell office:value-type="float" office:value="92664" calcext:value-type="float">
            <text:p>92664</text:p>
          </table:table-cell>
          <table:table-cell office:value-type="float" office:value="288901" calcext:value-type="float">
            <text:p>288901</text:p>
          </table:table-cell>
          <table:table-cell office:value-type="float" office:value="54659" calcext:value-type="float">
            <text:p>54659</text:p>
          </table:table-cell>
          <table:table-cell office:value-type="float" office:value="316287" calcext:value-type="float">
            <text:p>316287</text:p>
          </table:table-cell>
          <table:table-cell office:value-type="float" office:value="14069" calcext:value-type="float">
            <text:p>14069</text:p>
          </table:table-cell>
          <table:table-cell office:value-type="float" office:value="82133" calcext:value-type="float">
            <text:p>82133</text:p>
          </table:table-cell>
          <table:table-cell office:value-type="float" office:value="96202" calcext:value-type="float">
            <text:p>96202</text:p>
          </table:table-cell>
          <table:table-cell office:value-type="float" office:value="9301" calcext:value-type="float">
            <text:p>9301</text:p>
          </table:table-cell>
          <table:table-cell office:value-type="float" office:value="80960" calcext:value-type="float">
            <text:p>80960</text:p>
          </table:table-cell>
          <table:table-cell office:value-type="float" office:value="90261" calcext:value-type="float">
            <text:p>90261</text:p>
          </table:table-cell>
          <table:table-cell office:value-type="float" office:value="133920" calcext:value-type="float">
            <text:p>133920</text:p>
          </table:table-cell>
          <table:table-cell office:value-type="float" office:value="4381" calcext:value-type="float">
            <text:p>4381</text:p>
          </table:table-cell>
          <table:table-cell office:value-type="float" office:value="188301" calcext:value-type="float">
            <text:p>188301</text:p>
          </table:table-cell>
          <table:table-cell office:value-type="float" office:value="134765" calcext:value-type="float">
            <text:p>13476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55584" calcext:value-type="float">
            <text:p>155584</text:p>
          </table:table-cell>
          <table:table-cell office:value-type="float" office:value="15667" calcext:value-type="float">
            <text:p>15667</text:p>
          </table:table-cell>
          <table:table-cell office:value-type="float" office:value="312268" calcext:value-type="float">
            <text:p>312268</text:p>
          </table:table-cell>
          <table:table-cell office:value-type="float" office:value="102729" calcext:value-type="float">
            <text:p>102729</text:p>
          </table:table-cell>
          <table:table-cell office:value-type="float" office:value="47865" calcext:value-type="float">
            <text:p>47865</text:p>
          </table:table-cell>
          <table:table-cell office:value-type="float" office:value="4990" calcext:value-type="float">
            <text:p>4990</text:p>
          </table:table-cell>
          <table:table-cell office:value-type="float" office:value="99772" calcext:value-type="float">
            <text:p>99772</text:p>
          </table:table-cell>
          <table:table-cell office:value-type="float" office:value="46743" calcext:value-type="float">
            <text:p>46743</text:p>
          </table:table-cell>
          <table:table-cell office:value-type="float" office:value="10169" calcext:value-type="float">
            <text:p>10169</text:p>
          </table:table-cell>
          <table:table-cell office:value-type="float" office:value="45343" calcext:value-type="float">
            <text:p>45343</text:p>
          </table:table-cell>
          <table:table-cell office:value-type="float" office:value="98916" calcext:value-type="float">
            <text:p>98916</text:p>
          </table:table-cell>
          <table:table-cell office:value-type="float" office:value="8220" calcext:value-type="float">
            <text:p>8220</text:p>
          </table:table-cell>
          <table:table-cell office:value-type="float" office:value="3105" calcext:value-type="float">
            <text:p>3105</text:p>
          </table:table-cell>
          <table:table-cell office:value-type="float" office:value="43455" calcext:value-type="float">
            <text:p>43455</text:p>
          </table:table-cell>
          <table:table-cell office:value-type="float" office:value="101283" calcext:value-type="float">
            <text:p>101283</text:p>
          </table:table-cell>
          <table:table-cell office:value-type="float" office:value="8687" calcext:value-type="float">
            <text:p>8687</text:p>
          </table:table-cell>
          <table:table-cell office:value-type="float" office:value="3259" calcext:value-type="float">
            <text:p>3259</text:p>
          </table:table-cell>
          <table:table-cell office:value-type="float" office:value="155557" calcext:value-type="float">
            <text:p>155557</text:p>
          </table:table-cell>
          <table:table-cell office:value-type="float" office:value="27" calcext:value-type="float">
            <text:p>27</text:p>
          </table:table-cell>
          <table:table-cell office:value-type="float" office:value="156683" calcext:value-type="float">
            <text:p>156683</text:p>
          </table:table-cell>
          <table:table-cell office:value-type="float" office:value="1" calcext:value-type="float">
            <text:p>1</text:p>
          </table:table-cell>
          <table:table-cell office:value-type="float" office:value="154606" calcext:value-type="float">
            <text:p>154606</text:p>
          </table:table-cell>
          <table:table-cell office:value-type="float" office:value="978" calcext:value-type="float">
            <text:p>978</text:p>
          </table:table-cell>
          <table:table-cell office:value-type="float" office:value="156321" calcext:value-type="float">
            <text:p>156321</text:p>
          </table:table-cell>
          <table:table-cell office:value-type="float" office:value="363" calcext:value-type="float">
            <text:p>363</text:p>
          </table:table-cell>
          <table:table-cell office:value-type="float" office:value="26046" calcext:value-type="float">
            <text:p>26046</text:p>
          </table:table-cell>
          <table:table-cell office:value-type="float" office:value="129538" calcext:value-type="float">
            <text:p>129538</text:p>
          </table:table-cell>
          <table:table-cell office:value-type="float" office:value="15814" calcext:value-type="float">
            <text:p>15814</text:p>
          </table:table-cell>
          <table:table-cell office:value-type="float" office:value="140870" calcext:value-type="float">
            <text:p>140870</text:p>
          </table:table-cell>
          <table:table-cell office:value-type="float" office:value="5455" calcext:value-type="float">
            <text:p>5455</text:p>
          </table:table-cell>
          <table:table-cell office:value-type="float" office:value="34261" calcext:value-type="float">
            <text:p>34261</text:p>
          </table:table-cell>
          <table:table-cell office:value-type="float" office:value="39716" calcext:value-type="float">
            <text:p>39716</text:p>
          </table:table-cell>
          <table:table-cell office:value-type="float" office:value="4028" calcext:value-type="float">
            <text:p>4028</text:p>
          </table:table-cell>
          <table:table-cell office:value-type="float" office:value="34726" calcext:value-type="float">
            <text:p>34726</text:p>
          </table:table-cell>
          <table:table-cell office:value-type="float" office:value="38754" calcext:value-type="float">
            <text:p>38754</text:p>
          </table:table-cell>
          <table:table-cell office:value-type="float" office:value="55894" calcext:value-type="float">
            <text:p>55894</text:p>
          </table:table-cell>
          <table:table-cell office:value-type="float" office:value="2030" calcext:value-type="float">
            <text:p>2030</text:p>
          </table:table-cell>
          <table:table-cell office:value-type="float" office:value="57924" calcext:value-type="float">
            <text:p>57924</text:p>
          </table:table-cell>
          <table:table-cell office:value-type="float" office:value="60386" calcext:value-type="float">
            <text:p>60386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74739" calcext:value-type="float">
            <text:p>74739</text:p>
          </table:table-cell>
          <table:table-cell office:value-type="float" office:value="7888" calcext:value-type="float">
            <text:p>7888</text:p>
          </table:table-cell>
          <table:table-cell office:value-type="float" office:value="153620" calcext:value-type="float">
            <text:p>153620</text:p>
          </table:table-cell>
          <table:table-cell office:value-type="float" office:value="48013" calcext:value-type="float">
            <text:p>48013</text:p>
          </table:table-cell>
          <table:table-cell office:value-type="float" office:value="24027" calcext:value-type="float">
            <text:p>24027</text:p>
          </table:table-cell>
          <table:table-cell office:value-type="float" office:value="2699" calcext:value-type="float">
            <text:p>2699</text:p>
          </table:table-cell>
          <table:table-cell office:value-type="float" office:value="50746" calcext:value-type="float">
            <text:p>50746</text:p>
          </table:table-cell>
          <table:table-cell office:value-type="float" office:value="24795" calcext:value-type="float">
            <text:p>24795</text:p>
          </table:table-cell>
          <table:table-cell office:value-type="float" office:value="3340" calcext:value-type="float">
            <text:p>3340</text:p>
          </table:table-cell>
          <table:table-cell office:value-type="float" office:value="24358" calcext:value-type="float">
            <text:p>24358</text:p>
          </table:table-cell>
          <table:table-cell office:value-type="float" office:value="39524" calcext:value-type="float">
            <text:p>39524</text:p>
          </table:table-cell>
          <table:table-cell office:value-type="float" office:value="9321" calcext:value-type="float">
            <text:p>9321</text:p>
          </table:table-cell>
          <table:table-cell office:value-type="float" office:value="1536" calcext:value-type="float">
            <text:p>1536</text:p>
          </table:table-cell>
          <table:table-cell office:value-type="float" office:value="25420" calcext:value-type="float">
            <text:p>25420</text:p>
          </table:table-cell>
          <table:table-cell office:value-type="float" office:value="42059" calcext:value-type="float">
            <text:p>42059</text:p>
          </table:table-cell>
          <table:table-cell office:value-type="float" office:value="9851" calcext:value-type="float">
            <text:p>9851</text:p>
          </table:table-cell>
          <table:table-cell office:value-type="float" office:value="1551" calcext:value-type="float">
            <text:p>1551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78881" calcext:value-type="float">
            <text:p>78881</text:p>
          </table:table-cell>
          <table:table-cell office:value-type="float" office:value="0" calcext:value-type="float">
            <text:p>0</text:p>
          </table:table-cell>
          <table:table-cell office:value-type="float" office:value="74352" calcext:value-type="float">
            <text:p>74352</text:p>
          </table:table-cell>
          <table:table-cell office:value-type="float" office:value="387" calcext:value-type="float">
            <text:p>387</text:p>
          </table:table-cell>
          <table:table-cell office:value-type="float" office:value="78723" calcext:value-type="float">
            <text:p>78723</text:p>
          </table:table-cell>
          <table:table-cell office:value-type="float" office:value="158" calcext:value-type="float">
            <text:p>158</text:p>
          </table:table-cell>
          <table:table-cell office:value-type="float" office:value="18687" calcext:value-type="float">
            <text:p>18687</text:p>
          </table:table-cell>
          <table:table-cell office:value-type="float" office:value="56052" calcext:value-type="float">
            <text:p>56052</text:p>
          </table:table-cell>
          <table:table-cell office:value-type="float" office:value="10447" calcext:value-type="float">
            <text:p>10447</text:p>
          </table:table-cell>
          <table:table-cell office:value-type="float" office:value="68434" calcext:value-type="float">
            <text:p>68434</text:p>
          </table:table-cell>
          <table:table-cell office:value-type="float" office:value="3402" calcext:value-type="float">
            <text:p>3402</text:p>
          </table:table-cell>
          <table:table-cell office:value-type="float" office:value="14934" calcext:value-type="float">
            <text:p>14934</text:p>
          </table:table-cell>
          <table:table-cell office:value-type="float" office:value="18336" calcext:value-type="float">
            <text:p>18336</text:p>
          </table:table-cell>
          <table:table-cell office:value-type="float" office:value="1832" calcext:value-type="float">
            <text:p>1832</text:p>
          </table:table-cell>
          <table:table-cell office:value-type="float" office:value="17333" calcext:value-type="float">
            <text:p>17333</text:p>
          </table:table-cell>
          <table:table-cell office:value-type="float" office:value="19165" calcext:value-type="float">
            <text:p>19165</text:p>
          </table:table-cell>
          <table:table-cell office:value-type="float" office:value="25542" calcext:value-type="float">
            <text:p>25542</text:p>
          </table:table-cell>
          <table:table-cell office:value-type="float" office:value="567" calcext:value-type="float">
            <text:p>567</text:p>
          </table:table-cell>
          <table:table-cell office:value-type="float" office:value="26109" calcext:value-type="float">
            <text:p>26109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style-name="ce2" office:value-type="float" office:value="630353" calcext:value-type="float">
            <text:p>630353</text:p>
          </table:table-cell>
          <table:table-cell table:style-name="ce2" office:value-type="float" office:value="58143" calcext:value-type="float">
            <text:p>58143</text:p>
          </table:table-cell>
          <table:table-cell office:value-type="float" office:value="1211792" calcext:value-type="float">
            <text:p>1211792</text:p>
          </table:table-cell>
          <table:table-cell office:value-type="float" office:value="440556" calcext:value-type="float">
            <text:p>440556</text:p>
          </table:table-cell>
          <table:table-cell office:value-type="float" office:value="160204" calcext:value-type="float">
            <text:p>160204</text:p>
          </table:table-cell>
          <table:table-cell office:value-type="float" office:value="29593" calcext:value-type="float">
            <text:p>29593</text:p>
          </table:table-cell>
          <table:table-cell office:value-type="float" office:value="398473" calcext:value-type="float">
            <text:p>398473</text:p>
          </table:table-cell>
          <table:table-cell office:value-type="float" office:value="151883" calcext:value-type="float">
            <text:p>151883</text:p>
          </table:table-cell>
          <table:table-cell office:value-type="float" office:value="31083" calcext:value-type="float">
            <text:p>31083</text:p>
          </table:table-cell>
          <table:table-cell office:value-type="float" office:value="178605" calcext:value-type="float">
            <text:p>178605</text:p>
          </table:table-cell>
          <table:table-cell office:value-type="float" office:value="287131" calcext:value-type="float">
            <text:p>287131</text:p>
          </table:table-cell>
          <table:table-cell office:value-type="float" office:value="137574" calcext:value-type="float">
            <text:p>137574</text:p>
          </table:table-cell>
          <table:table-cell office:value-type="float" office:value="27043" calcext:value-type="float">
            <text:p>27043</text:p>
          </table:table-cell>
          <table:table-cell office:value-type="float" office:value="152874" calcext:value-type="float">
            <text:p>152874</text:p>
          </table:table-cell>
          <table:table-cell office:value-type="float" office:value="278573" calcext:value-type="float">
            <text:p>278573</text:p>
          </table:table-cell>
          <table:table-cell office:value-type="float" office:value="127153" calcext:value-type="float">
            <text:p>127153</text:p>
          </table:table-cell>
          <table:table-cell office:value-type="float" office:value="22839" calcext:value-type="float">
            <text:p>22839</text:p>
          </table:table-cell>
          <table:table-cell office:value-type="float" office:value="630196" calcext:value-type="float">
            <text:p>630196</text:p>
          </table:table-cell>
          <table:table-cell office:value-type="float" office:value="157" calcext:value-type="float">
            <text:p>157</text:p>
          </table:table-cell>
          <table:table-cell office:value-type="float" office:value="581384" calcext:value-type="float">
            <text:p>581384</text:p>
          </table:table-cell>
          <table:table-cell office:value-type="float" office:value="55" calcext:value-type="float">
            <text:p>55</text:p>
          </table:table-cell>
          <table:table-cell office:value-type="float" office:value="622447" calcext:value-type="float">
            <text:p>622447</text:p>
          </table:table-cell>
          <table:table-cell office:value-type="float" office:value="7906" calcext:value-type="float">
            <text:p>7906</text:p>
          </table:table-cell>
          <table:table-cell office:value-type="float" office:value="577229" calcext:value-type="float">
            <text:p>577229</text:p>
          </table:table-cell>
          <table:table-cell office:value-type="float" office:value="4210" calcext:value-type="float">
            <text:p>4210</text:p>
          </table:table-cell>
          <table:table-cell office:value-type="float" office:value="161937" calcext:value-type="float">
            <text:p>161937</text:p>
          </table:table-cell>
          <table:table-cell office:value-type="float" office:value="468416" calcext:value-type="float">
            <text:p>468416</text:p>
          </table:table-cell>
          <table:table-cell office:value-type="float" office:value="37135" calcext:value-type="float">
            <text:p>37135</text:p>
          </table:table-cell>
          <table:table-cell office:value-type="float" office:value="494304" calcext:value-type="float">
            <text:p>494304</text:p>
          </table:table-cell>
          <table:table-cell office:value-type="float" office:value="22260" calcext:value-type="float">
            <text:p>22260</text:p>
          </table:table-cell>
          <table:table-cell office:value-type="float" office:value="119426" calcext:value-type="float">
            <text:p>119426</text:p>
          </table:table-cell>
          <table:table-cell office:value-type="float" office:value="141686" calcext:value-type="float">
            <text:p>141686</text:p>
          </table:table-cell>
          <table:table-cell office:value-type="float" office:value="81743" calcext:value-type="float">
            <text:p>81743</text:p>
          </table:table-cell>
          <table:table-cell office:value-type="float" office:value="113313" calcext:value-type="float">
            <text:p>113313</text:p>
          </table:table-cell>
          <table:table-cell office:value-type="float" office:value="195056" calcext:value-type="float">
            <text:p>195056</text:p>
          </table:table-cell>
          <table:table-cell office:value-type="float" office:value="176032" calcext:value-type="float">
            <text:p>176032</text:p>
          </table:table-cell>
          <table:table-cell office:value-type="float" office:value="5479" calcext:value-type="float">
            <text:p>5479</text:p>
          </table:table-cell>
          <table:table-cell office:value-type="float" office:value="181511" calcext:value-type="float">
            <text:p>181511</text:p>
          </table:table-cell>
          <table:table-cell office:value-type="float" office:value="180307" calcext:value-type="float">
            <text:p>18030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29607" calcext:value-type="float">
            <text:p>29607</text:p>
          </table:table-cell>
          <table:table-cell office:value-type="float" office:value="29871" calcext:value-type="float">
            <text:p>29871</text:p>
          </table:table-cell>
          <table:table-cell office:value-type="float" office:value="59478" calcext:value-type="float">
            <text:p>59478</text:p>
          </table:table-cell>
          <table:table-cell office:value-type="float" office:value="19415" calcext:value-type="float">
            <text:p>19415</text:p>
          </table:table-cell>
          <table:table-cell office:value-type="float" office:value="9298" calcext:value-type="float">
            <text:p>9298</text:p>
          </table:table-cell>
          <table:table-cell office:value-type="float" office:value="894" calcext:value-type="float">
            <text:p>894</text:p>
          </table:table-cell>
          <table:table-cell office:value-type="float" office:value="19251" calcext:value-type="float">
            <text:p>19251</text:p>
          </table:table-cell>
          <table:table-cell office:value-type="float" office:value="9449" calcext:value-type="float">
            <text:p>9449</text:p>
          </table:table-cell>
          <table:table-cell office:value-type="float" office:value="1171" calcext:value-type="float">
            <text:p>1171</text:p>
          </table:table-cell>
          <table:table-cell office:value-type="float" office:value="13555" calcext:value-type="float">
            <text:p>13555</text:p>
          </table:table-cell>
          <table:table-cell office:value-type="float" office:value="9648" calcext:value-type="float">
            <text:p>9648</text:p>
          </table:table-cell>
          <table:table-cell office:value-type="float" office:value="3395" calcext:value-type="float">
            <text:p>3395</text:p>
          </table:table-cell>
          <table:table-cell office:value-type="float" office:value="3009" calcext:value-type="float">
            <text:p>3009</text:p>
          </table:table-cell>
          <table:table-cell office:value-type="float" office:value="13027" calcext:value-type="float">
            <text:p>13027</text:p>
          </table:table-cell>
          <table:table-cell office:value-type="float" office:value="10881" calcext:value-type="float">
            <text:p>10881</text:p>
          </table:table-cell>
          <table:table-cell office:value-type="float" office:value="3443" calcext:value-type="float">
            <text:p>3443</text:p>
          </table:table-cell>
          <table:table-cell office:value-type="float" office:value="2520" calcext:value-type="float">
            <text:p>2520</text:p>
          </table:table-cell>
          <table:table-cell office:value-type="float" office:value="29377" calcext:value-type="float">
            <text:p>29377</text:p>
          </table:table-cell>
          <table:table-cell office:value-type="float" office:value="230" calcext:value-type="float">
            <text:p>230</text:p>
          </table:table-cell>
          <table:table-cell office:value-type="float" office:value="29687" calcext:value-type="float">
            <text:p>29687</text:p>
          </table:table-cell>
          <table:table-cell office:value-type="float" office:value="184" calcext:value-type="float">
            <text:p>184</text:p>
          </table:table-cell>
          <table:table-cell office:value-type="float" office:value="28190" calcext:value-type="float">
            <text:p>28190</text:p>
          </table:table-cell>
          <table:table-cell office:value-type="float" office:value="1417" calcext:value-type="float">
            <text:p>1417</text:p>
          </table:table-cell>
          <table:table-cell office:value-type="float" office:value="29359" calcext:value-type="float">
            <text:p>29359</text:p>
          </table:table-cell>
          <table:table-cell office:value-type="float" office:value="512" calcext:value-type="float">
            <text:p>512</text:p>
          </table:table-cell>
          <table:table-cell office:value-type="float" office:value="7229" calcext:value-type="float">
            <text:p>7229</text:p>
          </table:table-cell>
          <table:table-cell office:value-type="float" office:value="22378" calcext:value-type="float">
            <text:p>22378</text:p>
          </table:table-cell>
          <table:table-cell office:value-type="float" office:value="2503" calcext:value-type="float">
            <text:p>2503</text:p>
          </table:table-cell>
          <table:table-cell office:value-type="float" office:value="27368" calcext:value-type="float">
            <text:p>27368</text:p>
          </table:table-cell>
          <table:table-cell office:value-type="float" office:value="1564" calcext:value-type="float">
            <text:p>1564</text:p>
          </table:table-cell>
          <table:table-cell office:value-type="float" office:value="5323" calcext:value-type="float">
            <text:p>5323</text:p>
          </table:table-cell>
          <table:table-cell office:value-type="float" office:value="6887" calcext:value-type="float">
            <text:p>6887</text:p>
          </table:table-cell>
          <table:table-cell office:value-type="float" office:value="722" calcext:value-type="float">
            <text:p>722</text:p>
          </table:table-cell>
          <table:table-cell office:value-type="float" office:value="5101" calcext:value-type="float">
            <text:p>5101</text:p>
          </table:table-cell>
          <table:table-cell office:value-type="float" office:value="6823" calcext:value-type="float">
            <text:p>6823</text:p>
          </table:table-cell>
          <table:table-cell office:value-type="float" office:value="10742" calcext:value-type="float">
            <text:p>10742</text:p>
          </table:table-cell>
          <table:table-cell office:value-type="float" office:value="1079" calcext:value-type="float">
            <text:p>1079</text:p>
          </table:table-cell>
          <table:table-cell office:value-type="float" office:value="11821" calcext:value-type="float">
            <text:p>11821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Município Neutro</text:p>
          </table:table-cell>
          <table:table-cell office:value-type="float" office:value="133880" calcext:value-type="float">
            <text:p>133880</text:p>
          </table:table-cell>
          <table:table-cell office:value-type="float" office:value="92153" calcext:value-type="float">
            <text:p>92153</text:p>
          </table:table-cell>
          <table:table-cell office:value-type="float" office:value="226033" calcext:value-type="float">
            <text:p>226033</text:p>
          </table:table-cell>
          <table:table-cell office:value-type="float" office:value="104036" calcext:value-type="float">
            <text:p>104036</text:p>
          </table:table-cell>
          <table:table-cell office:value-type="float" office:value="25763" calcext:value-type="float">
            <text:p>25763</text:p>
          </table:table-cell>
          <table:table-cell office:value-type="float" office:value="4081" calcext:value-type="float">
            <text:p>4081</text:p>
          </table:table-cell>
          <table:table-cell office:value-type="float" office:value="64074" calcext:value-type="float">
            <text:p>64074</text:p>
          </table:table-cell>
          <table:table-cell office:value-type="float" office:value="20174" calcext:value-type="float">
            <text:p>20174</text:p>
          </table:table-cell>
          <table:table-cell office:value-type="float" office:value="7905" calcext:value-type="float">
            <text:p>7905</text:p>
          </table:table-cell>
          <table:table-cell office:value-type="float" office:value="96255" calcext:value-type="float">
            <text:p>96255</text:p>
          </table:table-cell>
          <table:table-cell office:value-type="float" office:value="22762" calcext:value-type="float">
            <text:p>22762</text:p>
          </table:table-cell>
          <table:table-cell office:value-type="float" office:value="14198" calcext:value-type="float">
            <text:p>14198</text:p>
          </table:table-cell>
          <table:table-cell office:value-type="float" office:value="665" calcext:value-type="float">
            <text:p>665</text:p>
          </table:table-cell>
          <table:table-cell office:value-type="float" office:value="55544" calcext:value-type="float">
            <text:p>55544</text:p>
          </table:table-cell>
          <table:table-cell office:value-type="float" office:value="22083" calcext:value-type="float">
            <text:p>22083</text:p>
          </table:table-cell>
          <table:table-cell office:value-type="float" office:value="14268" calcext:value-type="float">
            <text:p>14268</text:p>
          </table:table-cell>
          <table:table-cell office:value-type="float" office:value="258" calcext:value-type="float">
            <text:p>258</text:p>
          </table:table-cell>
          <table:table-cell office:value-type="float" office:value="132552" calcext:value-type="float">
            <text:p>132552</text:p>
          </table:table-cell>
          <table:table-cell office:value-type="float" office:value="1328" calcext:value-type="float">
            <text:p>1328</text:p>
          </table:table-cell>
          <table:table-cell office:value-type="float" office:value="91553" calcext:value-type="float">
            <text:p>91553</text:p>
          </table:table-cell>
          <table:table-cell office:value-type="float" office:value="600" calcext:value-type="float">
            <text:p>600</text:p>
          </table:table-cell>
          <table:table-cell office:value-type="float" office:value="77872" calcext:value-type="float">
            <text:p>77872</text:p>
          </table:table-cell>
          <table:table-cell office:value-type="float" office:value="56008" calcext:value-type="float">
            <text:p>56008</text:p>
          </table:table-cell>
          <table:table-cell office:value-type="float" office:value="74851" calcext:value-type="float">
            <text:p>74851</text:p>
          </table:table-cell>
          <table:table-cell office:value-type="float" office:value="17302" calcext:value-type="float">
            <text:p>17302</text:p>
          </table:table-cell>
          <table:table-cell office:value-type="float" office:value="65164" calcext:value-type="float">
            <text:p>65164</text:p>
          </table:table-cell>
          <table:table-cell office:value-type="float" office:value="68714" calcext:value-type="float">
            <text:p>68714</text:p>
          </table:table-cell>
          <table:table-cell office:value-type="float" office:value="33992" calcext:value-type="float">
            <text:p>33992</text:p>
          </table:table-cell>
          <table:table-cell office:value-type="float" office:value="58101" calcext:value-type="float">
            <text:p>58101</text:p>
          </table:table-cell>
          <table:table-cell office:value-type="float" office:value="5788" calcext:value-type="float">
            <text:p>5788</text:p>
          </table:table-cell>
          <table:table-cell office:value-type="float" office:value="10449" calcext:value-type="float">
            <text:p>10449</text:p>
          </table:table-cell>
          <table:table-cell office:value-type="float" office:value="22237" calcext:value-type="float">
            <text:p>22237</text:p>
          </table:table-cell>
          <table:table-cell office:value-type="float" office:value="4258" calcext:value-type="float">
            <text:p>4258</text:p>
          </table:table-cell>
          <table:table-cell office:value-type="float" office:value="15019" calcext:value-type="float">
            <text:p>15019</text:p>
          </table:table-cell>
          <table:table-cell office:value-type="float" office:value="19277" calcext:value-type="float">
            <text:p>19277</text:p>
          </table:table-cell>
          <table:table-cell office:value-type="float" office:value="29045" calcext:value-type="float">
            <text:p>29045</text:p>
          </table:table-cell>
          <table:table-cell office:value-type="float" office:value="1873" calcext:value-type="float">
            <text:p>1873</text:p>
          </table:table-cell>
          <table:table-cell office:value-type="float" office:value="80918" calcext:value-type="float">
            <text:p>80918</text:p>
          </table:table-cell>
          <table:table-cell office:value-type="float" office:value="44211" calcext:value-type="float">
            <text:p>44211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55806" calcext:value-type="float">
            <text:p>255806</text:p>
          </table:table-cell>
          <table:table-cell office:value-type="float" office:value="234281" calcext:value-type="float">
            <text:p>234281</text:p>
          </table:table-cell>
          <table:table-cell office:value-type="float" office:value="499087" calcext:value-type="float">
            <text:p>499087</text:p>
          </table:table-cell>
          <table:table-cell office:value-type="float" office:value="168391" calcext:value-type="float">
            <text:p>168391</text:p>
          </table:table-cell>
          <table:table-cell office:value-type="float" office:value="71842" calcext:value-type="float">
            <text:p>71842</text:p>
          </table:table-cell>
          <table:table-cell office:value-type="float" office:value="15573" calcext:value-type="float">
            <text:p>15573</text:p>
          </table:table-cell>
          <table:table-cell office:value-type="float" office:value="148840" calcext:value-type="float">
            <text:p>148840</text:p>
          </table:table-cell>
          <table:table-cell office:value-type="float" office:value="68726" calcext:value-type="float">
            <text:p>68726</text:p>
          </table:table-cell>
          <table:table-cell office:value-type="float" office:value="16715" calcext:value-type="float">
            <text:p>16715</text:p>
          </table:table-cell>
          <table:table-cell office:value-type="float" office:value="160595" calcext:value-type="float">
            <text:p>160595</text:p>
          </table:table-cell>
          <table:table-cell office:value-type="float" office:value="61542" calcext:value-type="float">
            <text:p>61542</text:p>
          </table:table-cell>
          <table:table-cell office:value-type="float" office:value="29517" calcext:value-type="float">
            <text:p>29517</text:p>
          </table:table-cell>
          <table:table-cell office:value-type="float" office:value="4152" calcext:value-type="float">
            <text:p>4152</text:p>
          </table:table-cell>
          <table:table-cell office:value-type="float" office:value="142680" calcext:value-type="float">
            <text:p>142680</text:p>
          </table:table-cell>
          <table:table-cell office:value-type="float" office:value="59703" calcext:value-type="float">
            <text:p>59703</text:p>
          </table:table-cell>
          <table:table-cell office:value-type="float" office:value="28198" calcext:value-type="float">
            <text:p>28198</text:p>
          </table:table-cell>
          <table:table-cell office:value-type="float" office:value="3700" calcext:value-type="float">
            <text:p>3700</text:p>
          </table:table-cell>
          <table:table-cell office:value-type="float" office:value="255433" calcext:value-type="float">
            <text:p>255433</text:p>
          </table:table-cell>
          <table:table-cell office:value-type="float" office:value="373" calcext:value-type="float">
            <text:p>373</text:p>
          </table:table-cell>
          <table:table-cell office:value-type="float" office:value="234066" calcext:value-type="float">
            <text:p>234066</text:p>
          </table:table-cell>
          <table:table-cell office:value-type="float" office:value="215" calcext:value-type="float">
            <text:p>215</text:p>
          </table:table-cell>
          <table:table-cell office:value-type="float" office:value="225843" calcext:value-type="float">
            <text:p>225843</text:p>
          </table:table-cell>
          <table:table-cell office:value-type="float" office:value="29963" calcext:value-type="float">
            <text:p>29963</text:p>
          </table:table-cell>
          <table:table-cell office:value-type="float" office:value="225860" calcext:value-type="float">
            <text:p>225860</text:p>
          </table:table-cell>
          <table:table-cell office:value-type="float" office:value="8421" calcext:value-type="float">
            <text:p>8421</text:p>
          </table:table-cell>
          <table:table-cell office:value-type="float" office:value="69997" calcext:value-type="float">
            <text:p>69997</text:p>
          </table:table-cell>
          <table:table-cell office:value-type="float" office:value="185809" calcext:value-type="float">
            <text:p>185809</text:p>
          </table:table-cell>
          <table:table-cell office:value-type="float" office:value="44603" calcext:value-type="float">
            <text:p>44603</text:p>
          </table:table-cell>
          <table:table-cell office:value-type="float" office:value="189678" calcext:value-type="float">
            <text:p>189678</text:p>
          </table:table-cell>
          <table:table-cell office:value-type="float" office:value="12622" calcext:value-type="float">
            <text:p>12622</text:p>
          </table:table-cell>
          <table:table-cell office:value-type="float" office:value="32019" calcext:value-type="float">
            <text:p>32019</text:p>
          </table:table-cell>
          <table:table-cell office:value-type="float" office:value="44641" calcext:value-type="float">
            <text:p>44641</text:p>
          </table:table-cell>
          <table:table-cell office:value-type="float" office:value="8194" calcext:value-type="float">
            <text:p>8194</text:p>
          </table:table-cell>
          <table:table-cell office:value-type="float" office:value="33089" calcext:value-type="float">
            <text:p>33089</text:p>
          </table:table-cell>
          <table:table-cell office:value-type="float" office:value="41283" calcext:value-type="float">
            <text:p>41283</text:p>
          </table:table-cell>
          <table:table-cell office:value-type="float" office:value="88698" calcext:value-type="float">
            <text:p>88698</text:p>
          </table:table-cell>
          <table:table-cell office:value-type="float" office:value="2844" calcext:value-type="float">
            <text:p>2844</text:p>
          </table:table-cell>
          <table:table-cell office:value-type="float" office:value="91542" calcext:value-type="float">
            <text:p>91542</text:p>
          </table:table-cell>
          <table:table-cell office:value-type="float" office:value="90232" calcext:value-type="float">
            <text:p>90232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348304" calcext:value-type="float">
            <text:p>348304</text:p>
          </table:table-cell>
          <table:table-cell office:value-type="float" office:value="332438" calcext:value-type="float">
            <text:p>332438</text:p>
          </table:table-cell>
          <table:table-cell office:value-type="float" office:value="680742" calcext:value-type="float">
            <text:p>680742</text:p>
          </table:table-cell>
          <table:table-cell office:value-type="float" office:value="234386" calcext:value-type="float">
            <text:p>234386</text:p>
          </table:table-cell>
          <table:table-cell office:value-type="float" office:value="98864" calcext:value-type="float">
            <text:p>98864</text:p>
          </table:table-cell>
          <table:table-cell office:value-type="float" office:value="15054" calcext:value-type="float">
            <text:p>15054</text:p>
          </table:table-cell>
          <table:table-cell office:value-type="float" office:value="218684" calcext:value-type="float">
            <text:p>218684</text:p>
          </table:table-cell>
          <table:table-cell office:value-type="float" office:value="96290" calcext:value-type="float">
            <text:p>96290</text:p>
          </table:table-cell>
          <table:table-cell office:value-type="float" office:value="17464" calcext:value-type="float">
            <text:p>17464</text:p>
          </table:table-cell>
          <table:table-cell office:value-type="float" office:value="221260" calcext:value-type="float">
            <text:p>221260</text:p>
          </table:table-cell>
          <table:table-cell office:value-type="float" office:value="76288" calcext:value-type="float">
            <text:p>76288</text:p>
          </table:table-cell>
          <table:table-cell office:value-type="float" office:value="29512" calcext:value-type="float">
            <text:p>29512</text:p>
          </table:table-cell>
          <table:table-cell office:value-type="float" office:value="21244" calcext:value-type="float">
            <text:p>21244</text:p>
          </table:table-cell>
          <table:table-cell office:value-type="float" office:value="212172" calcext:value-type="float">
            <text:p>212172</text:p>
          </table:table-cell>
          <table:table-cell office:value-type="float" office:value="75018" calcext:value-type="float">
            <text:p>75018</text:p>
          </table:table-cell>
          <table:table-cell office:value-type="float" office:value="27027" calcext:value-type="float">
            <text:p>27027</text:p>
          </table:table-cell>
          <table:table-cell office:value-type="float" office:value="18221" calcext:value-type="float">
            <text:p>18221</text:p>
          </table:table-cell>
          <table:table-cell office:value-type="float" office:value="346326" calcext:value-type="float">
            <text:p>346326</text:p>
          </table:table-cell>
          <table:table-cell office:value-type="float" office:value="1973" calcext:value-type="float">
            <text:p>1973</text:p>
          </table:table-cell>
          <table:table-cell office:value-type="float" office:value="331217" calcext:value-type="float">
            <text:p>331217</text:p>
          </table:table-cell>
          <table:table-cell office:value-type="float" office:value="1221" calcext:value-type="float">
            <text:p>1221</text:p>
          </table:table-cell>
          <table:table-cell office:value-type="float" office:value="336473" calcext:value-type="float">
            <text:p>336473</text:p>
          </table:table-cell>
          <table:table-cell office:value-type="float" office:value="11831" calcext:value-type="float">
            <text:p>11831</text:p>
          </table:table-cell>
          <table:table-cell office:value-type="float" office:value="327702" calcext:value-type="float">
            <text:p>327702</text:p>
          </table:table-cell>
          <table:table-cell office:value-type="float" office:value="4736" calcext:value-type="float">
            <text:p>4736</text:p>
          </table:table-cell>
          <table:table-cell office:value-type="float" office:value="92977" calcext:value-type="float">
            <text:p>92977</text:p>
          </table:table-cell>
          <table:table-cell office:value-type="float" office:value="255327" calcext:value-type="float">
            <text:p>255327</text:p>
          </table:table-cell>
          <table:table-cell office:value-type="float" office:value="48090" calcext:value-type="float">
            <text:p>48090</text:p>
          </table:table-cell>
          <table:table-cell office:value-type="float" office:value="284348" calcext:value-type="float">
            <text:p>284348</text:p>
          </table:table-cell>
          <table:table-cell office:value-type="float" office:value="15069" calcext:value-type="float">
            <text:p>15069</text:p>
          </table:table-cell>
          <table:table-cell office:value-type="float" office:value="71271" calcext:value-type="float">
            <text:p>71271</text:p>
          </table:table-cell>
          <table:table-cell office:value-type="float" office:value="86340" calcext:value-type="float">
            <text:p>86340</text:p>
          </table:table-cell>
          <table:table-cell office:value-type="float" office:value="8544" calcext:value-type="float">
            <text:p>8544</text:p>
          </table:table-cell>
          <table:table-cell office:value-type="float" office:value="73915" calcext:value-type="float">
            <text:p>73915</text:p>
          </table:table-cell>
          <table:table-cell office:value-type="float" office:value="82458" calcext:value-type="float">
            <text:p>82458</text:p>
          </table:table-cell>
          <table:table-cell office:value-type="float" office:value="65778" calcext:value-type="float">
            <text:p>65778</text:p>
          </table:table-cell>
          <table:table-cell office:value-type="float" office:value="1000" calcext:value-type="float">
            <text:p>1000</text:p>
          </table:table-cell>
          <table:table-cell office:value-type="float" office:value="66778" calcext:value-type="float">
            <text:p>66778</text:p>
          </table:table-cell>
          <table:table-cell office:value-type="float" office:value="65960" calcext:value-type="float">
            <text:p>6596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9384" calcext:value-type="float">
            <text:p>59384</text:p>
          </table:table-cell>
          <table:table-cell office:value-type="float" office:value="56858" calcext:value-type="float">
            <text:p>56858</text:p>
          </table:table-cell>
          <table:table-cell office:value-type="float" office:value="116162" calcext:value-type="float">
            <text:p>116162</text:p>
          </table:table-cell>
          <table:table-cell office:value-type="float" office:value="37977" calcext:value-type="float">
            <text:p>37977</text:p>
          </table:table-cell>
          <table:table-cell office:value-type="float" office:value="18649" calcext:value-type="float">
            <text:p>18649</text:p>
          </table:table-cell>
          <table:table-cell office:value-type="float" office:value="2678" calcext:value-type="float">
            <text:p>2678</text:p>
          </table:table-cell>
          <table:table-cell office:value-type="float" office:value="35006" calcext:value-type="float">
            <text:p>35006</text:p>
          </table:table-cell>
          <table:table-cell office:value-type="float" office:value="18332" calcext:value-type="float">
            <text:p>18332</text:p>
          </table:table-cell>
          <table:table-cell office:value-type="float" office:value="3520" calcext:value-type="float">
            <text:p>3520</text:p>
          </table:table-cell>
          <table:table-cell office:value-type="float" office:value="35936" calcext:value-type="float">
            <text:p>35936</text:p>
          </table:table-cell>
          <table:table-cell office:value-type="float" office:value="15358" calcext:value-type="float">
            <text:p>15358</text:p>
          </table:table-cell>
          <table:table-cell office:value-type="float" office:value="3292" calcext:value-type="float">
            <text:p>3292</text:p>
          </table:table-cell>
          <table:table-cell office:value-type="float" office:value="4718" calcext:value-type="float">
            <text:p>4718</text:p>
          </table:table-cell>
          <table:table-cell office:value-type="float" office:value="33762" calcext:value-type="float">
            <text:p>33762</text:p>
          </table:table-cell>
          <table:table-cell office:value-type="float" office:value="15278" calcext:value-type="float">
            <text:p>15278</text:p>
          </table:table-cell>
          <table:table-cell office:value-type="float" office:value="3449" calcext:value-type="float">
            <text:p>3449</text:p>
          </table:table-cell>
          <table:table-cell office:value-type="float" office:value="4369" calcext:value-type="float">
            <text:p>4369</text:p>
          </table:table-cell>
          <table:table-cell office:value-type="float" office:value="58755" calcext:value-type="float">
            <text:p>58755</text:p>
          </table:table-cell>
          <table:table-cell office:value-type="float" office:value="549" calcext:value-type="float">
            <text:p>549</text:p>
          </table:table-cell>
          <table:table-cell office:value-type="float" office:value="56594" calcext:value-type="float">
            <text:p>56594</text:p>
          </table:table-cell>
          <table:table-cell office:value-type="float" office:value="264" calcext:value-type="float">
            <text:p>264</text:p>
          </table:table-cell>
          <table:table-cell office:value-type="float" office:value="57224" calcext:value-type="float">
            <text:p>57224</text:p>
          </table:table-cell>
          <table:table-cell office:value-type="float" office:value="2080" calcext:value-type="float">
            <text:p>2080</text:p>
          </table:table-cell>
          <table:table-cell office:value-type="float" office:value="56049" calcext:value-type="float">
            <text:p>56049</text:p>
          </table:table-cell>
          <table:table-cell office:value-type="float" office:value="809" calcext:value-type="float">
            <text:p>809</text:p>
          </table:table-cell>
          <table:table-cell office:value-type="float" office:value="19014" calcext:value-type="float">
            <text:p>19014</text:p>
          </table:table-cell>
          <table:table-cell office:value-type="float" office:value="40299" calcext:value-type="float">
            <text:p>40299</text:p>
          </table:table-cell>
          <table:table-cell office:value-type="float" office:value="12802" calcext:value-type="float">
            <text:p>12802</text:p>
          </table:table-cell>
          <table:table-cell office:value-type="float" office:value="44056" calcext:value-type="float">
            <text:p>44056</text:p>
          </table:table-cell>
          <table:table-cell office:value-type="float" office:value="2558" calcext:value-type="float">
            <text:p>2558</text:p>
          </table:table-cell>
          <table:table-cell office:value-type="float" office:value="9666" calcext:value-type="float">
            <text:p>9666</text:p>
          </table:table-cell>
          <table:table-cell office:value-type="float" office:value="12224" calcext:value-type="float">
            <text:p>12224</text:p>
          </table:table-cell>
          <table:table-cell office:value-type="float" office:value="1866" calcext:value-type="float">
            <text:p>1866</text:p>
          </table:table-cell>
          <table:table-cell office:value-type="float" office:value="10762" calcext:value-type="float">
            <text:p>10762</text:p>
          </table:table-cell>
          <table:table-cell office:value-type="float" office:value="12628" calcext:value-type="float">
            <text:p>12628</text:p>
          </table:table-cell>
          <table:table-cell office:value-type="float" office:value="18903" calcext:value-type="float">
            <text:p>18903</text:p>
          </table:table-cell>
          <table:table-cell office:value-type="float" office:value="259" calcext:value-type="float">
            <text:p>259</text:p>
          </table:table-cell>
          <table:table-cell office:value-type="float" office:value="19162" calcext:value-type="float">
            <text:p>19162</text:p>
          </table:table-cell>
          <table:table-cell office:value-type="float" office:value="22026" calcext:value-type="float">
            <text:p>22026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73088" calcext:value-type="float">
            <text:p>73088</text:p>
          </table:table-cell>
          <table:table-cell office:value-type="float" office:value="71730" calcext:value-type="float">
            <text:p>71730</text:p>
          </table:table-cell>
          <table:table-cell office:value-type="float" office:value="144818" calcext:value-type="float">
            <text:p>144818</text:p>
          </table:table-cell>
          <table:table-cell office:value-type="float" office:value="49985" calcext:value-type="float">
            <text:p>49985</text:p>
          </table:table-cell>
          <table:table-cell office:value-type="float" office:value="21351" calcext:value-type="float">
            <text:p>21351</text:p>
          </table:table-cell>
          <table:table-cell office:value-type="float" office:value="1752" calcext:value-type="float">
            <text:p>1752</text:p>
          </table:table-cell>
          <table:table-cell office:value-type="float" office:value="47122" calcext:value-type="float">
            <text:p>47122</text:p>
          </table:table-cell>
          <table:table-cell office:value-type="float" office:value="20412" calcext:value-type="float">
            <text:p>20412</text:p>
          </table:table-cell>
          <table:table-cell office:value-type="float" office:value="4196" calcext:value-type="float">
            <text:p>4196</text:p>
          </table:table-cell>
          <table:table-cell office:value-type="float" office:value="63502" calcext:value-type="float">
            <text:p>63502</text:p>
          </table:table-cell>
          <table:table-cell office:value-type="float" office:value="5941" calcext:value-type="float">
            <text:p>5941</text:p>
          </table:table-cell>
          <table:table-cell office:value-type="float" office:value="2199" calcext:value-type="float">
            <text:p>2199</text:p>
          </table:table-cell>
          <table:table-cell office:value-type="float" office:value="1446" calcext:value-type="float">
            <text:p>1446</text:p>
          </table:table-cell>
          <table:table-cell office:value-type="float" office:value="62440" calcext:value-type="float">
            <text:p>62440</text:p>
          </table:table-cell>
          <table:table-cell office:value-type="float" office:value="5796" calcext:value-type="float">
            <text:p>5796</text:p>
          </table:table-cell>
          <table:table-cell office:value-type="float" office:value="2048" calcext:value-type="float">
            <text:p>2048</text:p>
          </table:table-cell>
          <table:table-cell office:value-type="float" office:value="1446" calcext:value-type="float">
            <text:p>1446</text:p>
          </table:table-cell>
          <table:table-cell office:value-type="float" office:value="67635" calcext:value-type="float">
            <text:p>67635</text:p>
          </table:table-cell>
          <table:table-cell office:value-type="float" office:value="5453" calcext:value-type="float">
            <text:p>5453</text:p>
          </table:table-cell>
          <table:table-cell office:value-type="float" office:value="66742" calcext:value-type="float">
            <text:p>66742</text:p>
          </table:table-cell>
          <table:table-cell office:value-type="float" office:value="4988" calcext:value-type="float">
            <text:p>4988</text:p>
          </table:table-cell>
          <table:table-cell office:value-type="float" office:value="64731" calcext:value-type="float">
            <text:p>64731</text:p>
          </table:table-cell>
          <table:table-cell office:value-type="float" office:value="8357" calcext:value-type="float">
            <text:p>8357</text:p>
          </table:table-cell>
          <table:table-cell office:value-type="float" office:value="65241" calcext:value-type="float">
            <text:p>65241</text:p>
          </table:table-cell>
          <table:table-cell office:value-type="float" office:value="6489" calcext:value-type="float">
            <text:p>6489</text:p>
          </table:table-cell>
          <table:table-cell office:value-type="float" office:value="12927" calcext:value-type="float">
            <text:p>12927</text:p>
          </table:table-cell>
          <table:table-cell office:value-type="float" office:value="59161" calcext:value-type="float">
            <text:p>59161</text:p>
          </table:table-cell>
          <table:table-cell office:value-type="float" office:value="7999" calcext:value-type="float">
            <text:p>7999</text:p>
          </table:table-cell>
          <table:table-cell office:value-type="float" office:value="63731" calcext:value-type="float">
            <text:p>63731</text:p>
          </table:table-cell>
          <table:table-cell office:value-type="float" office:value="3100" calcext:value-type="float">
            <text:p>3100</text:p>
          </table:table-cell>
          <table:table-cell office:value-type="float" office:value="15676" calcext:value-type="float">
            <text:p>15676</text:p>
          </table:table-cell>
          <table:table-cell office:value-type="float" office:value="18776" calcext:value-type="float">
            <text:p>18776</text:p>
          </table:table-cell>
          <table:table-cell office:value-type="float" office:value="2114" calcext:value-type="float">
            <text:p>2114</text:p>
          </table:table-cell>
          <table:table-cell office:value-type="float" office:value="15473" calcext:value-type="float">
            <text:p>15473</text:p>
          </table:table-cell>
          <table:table-cell office:value-type="float" office:value="17587" calcext:value-type="float">
            <text:p>17587</text:p>
          </table:table-cell>
          <table:table-cell office:value-type="float" office:value="19608" calcext:value-type="float">
            <text:p>19608</text:p>
          </table:table-cell>
          <table:table-cell office:value-type="float" office:value="528" calcext:value-type="float">
            <text:p>528</text:p>
          </table:table-cell>
          <table:table-cell office:value-type="float" office:value="20136" calcext:value-type="float">
            <text:p>20136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191022" calcext:value-type="float">
            <text:p>191022</text:p>
          </table:table-cell>
          <table:table-cell office:value-type="float" office:value="176000" calcext:value-type="float">
            <text:p>176000</text:p>
          </table:table-cell>
          <table:table-cell office:value-type="float" office:value="367022" calcext:value-type="float">
            <text:p>367022</text:p>
          </table:table-cell>
          <table:table-cell office:value-type="float" office:value="139899" calcext:value-type="float">
            <text:p>139899</text:p>
          </table:table-cell>
          <table:table-cell office:value-type="float" office:value="45104" calcext:value-type="float">
            <text:p>45104</text:p>
          </table:table-cell>
          <table:table-cell office:value-type="float" office:value="6019" calcext:value-type="float">
            <text:p>6019</text:p>
          </table:table-cell>
          <table:table-cell office:value-type="float" office:value="124864" calcext:value-type="float">
            <text:p>124864</text:p>
          </table:table-cell>
          <table:table-cell office:value-type="float" office:value="41525" calcext:value-type="float">
            <text:p>41525</text:p>
          </table:table-cell>
          <table:table-cell office:value-type="float" office:value="9611" calcext:value-type="float">
            <text:p>9611</text:p>
          </table:table-cell>
          <table:table-cell office:value-type="float" office:value="136094" calcext:value-type="float">
            <text:p>1360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28" calcext:value-type="float">
            <text:p>17828</text:p>
          </table:table-cell>
          <table:table-cell office:value-type="float" office:value="12613" calcext:value-type="float">
            <text:p>12613</text:p>
          </table:table-cell>
          <table:table-cell office:value-type="float" office:value="122273" calcext:value-type="float">
            <text:p>122273</text:p>
          </table:table-cell>
          <table:table-cell office:value-type="float" office:value="24179" calcext:value-type="float">
            <text:p>24179</text:p>
          </table:table-cell>
          <table:table-cell office:value-type="float" office:value="16444" calcext:value-type="float">
            <text:p>16444</text:p>
          </table:table-cell>
          <table:table-cell office:value-type="float" office:value="13104" calcext:value-type="float">
            <text:p>13104</text:p>
          </table:table-cell>
          <table:table-cell office:value-type="float" office:value="187182" calcext:value-type="float">
            <text:p>187182</text:p>
          </table:table-cell>
          <table:table-cell office:value-type="float" office:value="3840" calcext:value-type="float">
            <text:p>3840</text:p>
          </table:table-cell>
          <table:table-cell office:value-type="float" office:value="173617" calcext:value-type="float">
            <text:p>173617</text:p>
          </table:table-cell>
          <table:table-cell office:value-type="float" office:value="2383" calcext:value-type="float">
            <text:p>2383</text:p>
          </table:table-cell>
          <table:table-cell office:value-type="float" office:value="166042" calcext:value-type="float">
            <text:p>166042</text:p>
          </table:table-cell>
          <table:table-cell office:value-type="float" office:value="24980" calcext:value-type="float">
            <text:p>24980</text:p>
          </table:table-cell>
          <table:table-cell office:value-type="float" office:value="164522" calcext:value-type="float">
            <text:p>164522</text:p>
          </table:table-cell>
          <table:table-cell office:value-type="float" office:value="11478" calcext:value-type="float">
            <text:p>11478</text:p>
          </table:table-cell>
          <table:table-cell office:value-type="float" office:value="5592" calcext:value-type="float">
            <text:p>5592</text:p>
          </table:table-cell>
          <table:table-cell office:value-type="float" office:value="134060" calcext:value-type="float">
            <text:p>134060</text:p>
          </table:table-cell>
          <table:table-cell office:value-type="float" office:value="38341" calcext:value-type="float">
            <text:p>38341</text:p>
          </table:table-cell>
          <table:table-cell office:value-type="float" office:value="137659" calcext:value-type="float">
            <text:p>137659</text:p>
          </table:table-cell>
          <table:table-cell office:value-type="float" office:value="9947" calcext:value-type="float">
            <text:p>9947</text:p>
          </table:table-cell>
          <table:table-cell office:value-type="float" office:value="36222" calcext:value-type="float">
            <text:p>36222</text:p>
          </table:table-cell>
          <table:table-cell office:value-type="float" office:value="46169" calcext:value-type="float">
            <text:p>46169</text:p>
          </table:table-cell>
          <table:table-cell office:value-type="float" office:value="7947" calcext:value-type="float">
            <text:p>7947</text:p>
          </table:table-cell>
          <table:table-cell office:value-type="float" office:value="33292" calcext:value-type="float">
            <text:p>33292</text:p>
          </table:table-cell>
          <table:table-cell office:value-type="float" office:value="41239" calcext:value-type="float">
            <text:p>41239</text:p>
          </table:table-cell>
          <table:table-cell office:value-type="float" office:value="60199" calcext:value-type="float">
            <text:p>60199</text:p>
          </table:table-cell>
          <table:table-cell office:value-type="float" office:value="1741" calcext:value-type="float">
            <text:p>1741</text:p>
          </table:table-cell>
          <table:table-cell office:value-type="float" office:value="61940" calcext:value-type="float">
            <text:p>61940</text:p>
          </table:table-cell>
          <table:table-cell office:value-type="float" office:value="61394" calcext:value-type="float">
            <text:p>61394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847592" calcext:value-type="float">
            <text:p>847592</text:p>
          </table:table-cell>
          <table:table-cell office:value-type="float" office:value="821684" calcext:value-type="float">
            <text:p>821684</text:p>
          </table:table-cell>
          <table:table-cell office:value-type="float" office:value="1669276" calcext:value-type="float">
            <text:p>1669276</text:p>
          </table:table-cell>
          <table:table-cell office:value-type="float" office:value="572728" calcext:value-type="float">
            <text:p>572728</text:p>
          </table:table-cell>
          <table:table-cell office:value-type="float" office:value="231947" calcext:value-type="float">
            <text:p>231947</text:p>
          </table:table-cell>
          <table:table-cell office:value-type="float" office:value="42917" calcext:value-type="float">
            <text:p>42917</text:p>
          </table:table-cell>
          <table:table-cell office:value-type="float" office:value="557389" calcext:value-type="float">
            <text:p>557389</text:p>
          </table:table-cell>
          <table:table-cell office:value-type="float" office:value="217353" calcext:value-type="float">
            <text:p>217353</text:p>
          </table:table-cell>
          <table:table-cell office:value-type="float" office:value="46942" calcext:value-type="float">
            <text:p>46942</text:p>
          </table:table-cell>
          <table:table-cell office:value-type="float" office:value="421861" calcext:value-type="float">
            <text:p>421861</text:p>
          </table:table-cell>
          <table:table-cell office:value-type="float" office:value="302948" calcext:value-type="float">
            <text:p>302948</text:p>
          </table:table-cell>
          <table:table-cell office:value-type="float" office:value="105507" calcext:value-type="float">
            <text:p>105507</text:p>
          </table:table-cell>
          <table:table-cell office:value-type="float" office:value="17276" calcext:value-type="float">
            <text:p>17276</text:p>
          </table:table-cell>
          <table:table-cell office:value-type="float" office:value="409126" calcext:value-type="float">
            <text:p>409126</text:p>
          </table:table-cell>
          <table:table-cell office:value-type="float" office:value="295865" calcext:value-type="float">
            <text:p>295865</text:p>
          </table:table-cell>
          <table:table-cell office:value-type="float" office:value="101647" calcext:value-type="float">
            <text:p>101647</text:p>
          </table:table-cell>
          <table:table-cell office:value-type="float" office:value="15046" calcext:value-type="float">
            <text:p>15046</text:p>
          </table:table-cell>
          <table:table-cell office:value-type="float" office:value="845840" calcext:value-type="float">
            <text:p>845840</text:p>
          </table:table-cell>
          <table:table-cell office:value-type="float" office:value="1752" calcext:value-type="float">
            <text:p>1752</text:p>
          </table:table-cell>
          <table:table-cell office:value-type="float" office:value="820290" calcext:value-type="float">
            <text:p>820290</text:p>
          </table:table-cell>
          <table:table-cell office:value-type="float" office:value="1394" calcext:value-type="float">
            <text:p>1394</text:p>
          </table:table-cell>
          <table:table-cell office:value-type="float" office:value="833175" calcext:value-type="float">
            <text:p>833175</text:p>
          </table:table-cell>
          <table:table-cell office:value-type="float" office:value="14417" calcext:value-type="float">
            <text:p>14417</text:p>
          </table:table-cell>
          <table:table-cell office:value-type="float" office:value="817692" calcext:value-type="float">
            <text:p>817692</text:p>
          </table:table-cell>
          <table:table-cell office:value-type="float" office:value="3992" calcext:value-type="float">
            <text:p>3992</text:p>
          </table:table-cell>
          <table:table-cell office:value-type="float" office:value="145297" calcext:value-type="float">
            <text:p>145297</text:p>
          </table:table-cell>
          <table:table-cell office:value-type="float" office:value="702295" calcext:value-type="float">
            <text:p>702295</text:p>
          </table:table-cell>
          <table:table-cell office:value-type="float" office:value="78271" calcext:value-type="float">
            <text:p>78271</text:p>
          </table:table-cell>
          <table:table-cell office:value-type="float" office:value="743413" calcext:value-type="float">
            <text:p>743413</text:p>
          </table:table-cell>
          <table:table-cell office:value-type="float" office:value="19968" calcext:value-type="float">
            <text:p>19968</text:p>
          </table:table-cell>
          <table:table-cell office:value-type="float" office:value="66983" calcext:value-type="float">
            <text:p>66983</text:p>
          </table:table-cell>
          <table:table-cell office:value-type="float" office:value="125012" calcext:value-type="float">
            <text:p>125012</text:p>
          </table:table-cell>
          <table:table-cell office:value-type="float" office:value="11940" calcext:value-type="float">
            <text:p>11940</text:p>
          </table:table-cell>
          <table:table-cell office:value-type="float" office:value="112824" calcext:value-type="float">
            <text:p>112824</text:p>
          </table:table-cell>
          <table:table-cell office:value-type="float" office:value="124764" calcext:value-type="float">
            <text:p>124764</text:p>
          </table:table-cell>
          <table:table-cell office:value-type="float" office:value="275611" calcext:value-type="float">
            <text:p>275611</text:p>
          </table:table-cell>
          <table:table-cell office:value-type="float" office:value="3629" calcext:value-type="float">
            <text:p>3629</text:p>
          </table:table-cell>
          <table:table-cell office:value-type="float" office:value="279240" calcext:value-type="float">
            <text:p>279240</text:p>
          </table:table-cell>
          <table:table-cell office:value-type="float" office:value="280660" calcext:value-type="float">
            <text:p>280660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74968" calcext:value-type="float">
            <text:p>74968</text:p>
          </table:table-cell>
          <table:table-cell office:value-type="float" office:value="74775" calcext:value-type="float">
            <text:p>74775</text:p>
          </table:table-cell>
          <table:table-cell office:value-type="float" office:value="149743" calcext:value-type="float">
            <text:p>149743</text:p>
          </table:table-cell>
          <table:table-cell office:value-type="float" office:value="51886" calcext:value-type="float">
            <text:p>51886</text:p>
          </table:table-cell>
          <table:table-cell office:value-type="float" office:value="20696" calcext:value-type="float">
            <text:p>20696</text:p>
          </table:table-cell>
          <table:table-cell office:value-type="float" office:value="2386" calcext:value-type="float">
            <text:p>2386</text:p>
          </table:table-cell>
          <table:table-cell office:value-type="float" office:value="50125" calcext:value-type="float">
            <text:p>50125</text:p>
          </table:table-cell>
          <table:table-cell office:value-type="float" office:value="20340" calcext:value-type="float">
            <text:p>20340</text:p>
          </table:table-cell>
          <table:table-cell office:value-type="float" office:value="4310" calcext:value-type="float">
            <text:p>4310</text:p>
          </table:table-cell>
          <table:table-cell office:value-type="float" office:value="21152" calcext:value-type="float">
            <text:p>21152</text:p>
          </table:table-cell>
          <table:table-cell office:value-type="float" office:value="42482" calcext:value-type="float">
            <text:p>42482</text:p>
          </table:table-cell>
          <table:table-cell office:value-type="float" office:value="9088" calcext:value-type="float">
            <text:p>9088</text:p>
          </table:table-cell>
          <table:table-cell office:value-type="float" office:value="2246" calcext:value-type="float">
            <text:p>2246</text:p>
          </table:table-cell>
          <table:table-cell office:value-type="float" office:value="20777" calcext:value-type="float">
            <text:p>20777</text:p>
          </table:table-cell>
          <table:table-cell office:value-type="float" office:value="43907" calcext:value-type="float">
            <text:p>43907</text:p>
          </table:table-cell>
          <table:table-cell office:value-type="float" office:value="8087" calcext:value-type="float">
            <text:p>8087</text:p>
          </table:table-cell>
          <table:table-cell office:value-type="float" office:value="2004" calcext:value-type="float">
            <text:p>2004</text:p>
          </table:table-cell>
          <table:table-cell office:value-type="float" office:value="74967" calcext:value-type="float">
            <text:p>74967</text:p>
          </table:table-cell>
          <table:table-cell office:value-type="float" office:value="1" calcext:value-type="float">
            <text:p>1</text:p>
          </table:table-cell>
          <table:table-cell office:value-type="float" office:value="74775" calcext:value-type="float">
            <text:p>74775</text:p>
          </table:table-cell>
          <table:table-cell office:value-type="float" office:value="0" calcext:value-type="float">
            <text:p>0</text:p>
          </table:table-cell>
          <table:table-cell office:value-type="float" office:value="74818" calcext:value-type="float">
            <text:p>74818</text:p>
          </table:table-cell>
          <table:table-cell office:value-type="float" office:value="150" calcext:value-type="float">
            <text:p>150</text:p>
          </table:table-cell>
          <table:table-cell office:value-type="float" office:value="74698" calcext:value-type="float">
            <text:p>74698</text:p>
          </table:table-cell>
          <table:table-cell office:value-type="float" office:value="77" calcext:value-type="float">
            <text:p>77</text:p>
          </table:table-cell>
          <table:table-cell office:value-type="float" office:value="15699" calcext:value-type="float">
            <text:p>15699</text:p>
          </table:table-cell>
          <table:table-cell office:value-type="float" office:value="59299" calcext:value-type="float">
            <text:p>59299</text:p>
          </table:table-cell>
          <table:table-cell office:value-type="float" office:value="6987" calcext:value-type="float">
            <text:p>6987</text:p>
          </table:table-cell>
          <table:table-cell office:value-type="float" office:value="67788" calcext:value-type="float">
            <text:p>67788</text:p>
          </table:table-cell>
          <table:table-cell office:value-type="float" office:value="2566" calcext:value-type="float">
            <text:p>2566</text:p>
          </table:table-cell>
          <table:table-cell office:value-type="float" office:value="16864" calcext:value-type="float">
            <text:p>16864</text:p>
          </table:table-cell>
          <table:table-cell office:value-type="float" office:value="19430" calcext:value-type="float">
            <text:p>19430</text:p>
          </table:table-cell>
          <table:table-cell office:value-type="float" office:value="1240" calcext:value-type="float">
            <text:p>1240</text:p>
          </table:table-cell>
          <table:table-cell office:value-type="float" office:value="16982" calcext:value-type="float">
            <text:p>16982</text:p>
          </table:table-cell>
          <table:table-cell office:value-type="float" office:value="18222" calcext:value-type="float">
            <text:p>18222</text:p>
          </table:table-cell>
          <table:table-cell office:value-type="float" office:value="25196" calcext:value-type="float">
            <text:p>25196</text:p>
          </table:table-cell>
          <table:table-cell office:value-type="float" office:value="487" calcext:value-type="float">
            <text:p>487</text:p>
          </table:table-cell>
          <table:table-cell office:value-type="float" office:value="25683" calcext:value-type="float">
            <text:p>25683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27991" calcext:value-type="float">
            <text:p>27991</text:p>
          </table:table-cell>
          <table:table-cell office:value-type="float" office:value="25759" calcext:value-type="float">
            <text:p>25759</text:p>
          </table:table-cell>
          <table:table-cell office:value-type="float" office:value="53750" calcext:value-type="float">
            <text:p>53750</text:p>
          </table:table-cell>
          <table:table-cell office:value-type="float" office:value="18227" calcext:value-type="float">
            <text:p>18227</text:p>
          </table:table-cell>
          <table:table-cell office:value-type="float" office:value="7839" calcext:value-type="float">
            <text:p>7839</text:p>
          </table:table-cell>
          <table:table-cell office:value-type="float" office:value="1925" calcext:value-type="float">
            <text:p>1925</text:p>
          </table:table-cell>
          <table:table-cell office:value-type="float" office:value="17353" calcext:value-type="float">
            <text:p>17353</text:p>
          </table:table-cell>
          <table:table-cell office:value-type="float" office:value="6953" calcext:value-type="float">
            <text:p>6953</text:p>
          </table:table-cell>
          <table:table-cell office:value-type="float" office:value="1453" calcext:value-type="float">
            <text:p>1453</text:p>
          </table:table-cell>
          <table:table-cell office:value-type="float" office:value="9027" calcext:value-type="float">
            <text:p>9027</text:p>
          </table:table-cell>
          <table:table-cell office:value-type="float" office:value="10827" calcext:value-type="float">
            <text:p>10827</text:p>
          </table:table-cell>
          <table:table-cell office:value-type="float" office:value="3861" calcext:value-type="float">
            <text:p>3861</text:p>
          </table:table-cell>
          <table:table-cell office:value-type="float" office:value="4276" calcext:value-type="float">
            <text:p>4276</text:p>
          </table:table-cell>
          <table:table-cell office:value-type="float" office:value="8210" calcext:value-type="float">
            <text:p>8210</text:p>
          </table:table-cell>
          <table:table-cell office:value-type="float" office:value="10087" calcext:value-type="float">
            <text:p>10087</text:p>
          </table:table-cell>
          <table:table-cell office:value-type="float" office:value="3214" calcext:value-type="float">
            <text:p>3214</text:p>
          </table:table-cell>
          <table:table-cell office:value-type="float" office:value="4248" calcext:value-type="float">
            <text:p>4248</text:p>
          </table:table-cell>
          <table:table-cell office:value-type="float" office:value="27975" calcext:value-type="float">
            <text:p>27975</text:p>
          </table:table-cell>
          <table:table-cell office:value-type="float" office:value="16" calcext:value-type="float">
            <text:p>16</text:p>
          </table:table-cell>
          <table:table-cell office:value-type="float" office:value="25749" calcext:value-type="float">
            <text:p>25749</text:p>
          </table:table-cell>
          <table:table-cell office:value-type="float" office:value="10" calcext:value-type="float">
            <text:p>10</text:p>
          </table:table-cell>
          <table:table-cell office:value-type="float" office:value="26986" calcext:value-type="float">
            <text:p>26986</text:p>
          </table:table-cell>
          <table:table-cell office:value-type="float" office:value="1005" calcext:value-type="float">
            <text:p>1005</text:p>
          </table:table-cell>
          <table:table-cell office:value-type="float" office:value="25455" calcext:value-type="float">
            <text:p>25455</text:p>
          </table:table-cell>
          <table:table-cell office:value-type="float" office:value="304" calcext:value-type="float">
            <text:p>304</text:p>
          </table:table-cell>
          <table:table-cell office:value-type="float" office:value="7114" calcext:value-type="float">
            <text:p>7114</text:p>
          </table:table-cell>
          <table:table-cell office:value-type="float" office:value="20877" calcext:value-type="float">
            <text:p>20877</text:p>
          </table:table-cell>
          <table:table-cell office:value-type="float" office:value="3808" calcext:value-type="float">
            <text:p>3808</text:p>
          </table:table-cell>
          <table:table-cell office:value-type="float" office:value="21951" calcext:value-type="float">
            <text:p>21951</text:p>
          </table:table-cell>
          <table:table-cell office:value-type="float" office:value="881" calcext:value-type="float">
            <text:p>881</text:p>
          </table:table-cell>
          <table:table-cell office:value-type="float" office:value="5401" calcext:value-type="float">
            <text:p>5401</text:p>
          </table:table-cell>
          <table:table-cell office:value-type="float" office:value="6282" calcext:value-type="float">
            <text:p>6282</text:p>
          </table:table-cell>
          <table:table-cell office:value-type="float" office:value="338" calcext:value-type="float">
            <text:p>338</text:p>
          </table:table-cell>
          <table:table-cell office:value-type="float" office:value="6187" calcext:value-type="float">
            <text:p>6187</text:p>
          </table:table-cell>
          <table:table-cell office:value-type="float" office:value="6525" calcext:value-type="float">
            <text:p>6525</text:p>
          </table:table-cell>
          <table:table-cell office:value-type="float" office:value="7501" calcext:value-type="float">
            <text:p>7501</text:p>
          </table:table-cell>
          <table:table-cell office:value-type="float" office:value="102" calcext:value-type="float">
            <text:p>102</text:p>
          </table:table-cell>
          <table:table-cell office:value-type="float" office:value="7603" calcext:value-type="float">
            <text:p>7603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Total original</text:p>
          </table:table-cell>
          <table:table-cell office:value-type="float" office:value="4318699" calcext:value-type="float">
            <text:p>4318699</text:p>
          </table:table-cell>
          <table:table-cell office:value-type="float" office:value="4100973" calcext:value-type="float">
            <text:p>4100973</text:p>
          </table:table-cell>
          <table:table-cell office:value-type="float" office:value="8419672" calcext:value-type="float">
            <text:p>8419672</text:p>
          </table:table-cell>
          <table:table-cell office:value-type="float" office:value="2975446" calcext:value-type="float">
            <text:p>2975446</text:p>
          </table:table-cell>
          <table:table-cell office:value-type="float" office:value="1165866" calcext:value-type="float">
            <text:p>1165866</text:p>
          </table:table-cell>
          <table:table-cell office:value-type="float" office:value="177387" calcext:value-type="float">
            <text:p>177387</text:p>
          </table:table-cell>
          <table:table-cell office:value-type="float" office:value="2752582" calcext:value-type="float">
            <text:p>2752582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227391" calcext:value-type="float">
            <text:p>227391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673971" calcext:value-type="float">
            <text:p>1673971</text:p>
          </table:table-cell>
          <table:table-cell office:value-type="float" office:value="472008" calcext:value-type="float">
            <text:p>472008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449142" calcext:value-type="float">
            <text:p>449142</text:p>
          </table:table-cell>
          <table:table-cell office:value-type="float" office:value="186007" calcext:value-type="float">
            <text:p>186007</text:p>
          </table:table-cell>
          <table:table-cell office:value-type="float" office:value="4302386" calcext:value-type="float">
            <text:p>4302386</text:p>
          </table:table-cell>
          <table:table-cell office:value-type="float" office:value="16313" calcext:value-type="float">
            <text:p>16313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11453" calcext:value-type="float">
            <text:p>11453</text:p>
          </table:table-cell>
          <table:table-cell office:value-type="float" office:value="4139362" calcext:value-type="float">
            <text:p>4139362</text:p>
          </table:table-cell>
          <table:table-cell office:value-type="float" office:value="179337" calcext:value-type="float">
            <text:p>179337</text:p>
          </table:table-cell>
          <table:table-cell office:value-type="float" office:value="4036829" calcext:value-type="float">
            <text:p>4036829</text:p>
          </table:table-cell>
          <table:table-cell office:value-type="float" office:value="64144" calcext:value-type="float">
            <text:p>64144</text:p>
          </table:table-cell>
          <table:table-cell office:value-type="float" office:value="1012097" calcext:value-type="float">
            <text:p>1012097</text:p>
          </table:table-cell>
          <table:table-cell office:value-type="float" office:value="3306602" calcext:value-type="float">
            <text:p>3306602</text:p>
          </table:table-cell>
          <table:table-cell office:value-type="float" office:value="550981" calcext:value-type="float">
            <text:p>550981</text:p>
          </table:table-cell>
          <table:table-cell office:value-type="float" office:value="3549992" calcext:value-type="float">
            <text:p>3549992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office:value-type="string" calcext:value-type="string">
            <text:p>Total calculado</text:p>
          </table:table-cell>
          <table:table-cell table:formula="of:=SUM([.B5:.B25])" office:value-type="float" office:value="4318779" calcext:value-type="float">
            <text:p>4318779</text:p>
          </table:table-cell>
          <table:table-cell table:formula="of:=SUM([.C5:.C25])" office:value-type="float" office:value="2134084" calcext:value-type="float">
            <text:p>2134084</text:p>
          </table:table-cell>
          <table:table-cell table:formula="of:=SUM([.D5:.D25])" office:value-type="float" office:value="8428672" calcext:value-type="float">
            <text:p>8428672</text:p>
          </table:table-cell>
          <table:table-cell table:formula="of:=SUM([.E5:.E25])" office:value-type="float" office:value="2975446" calcext:value-type="float">
            <text:p>2975446</text:p>
          </table:table-cell>
          <table:table-cell table:formula="of:=SUM([.F5:.F25])" office:value-type="float" office:value="1165866" calcext:value-type="float">
            <text:p>1165866</text:p>
          </table:table-cell>
          <table:table-cell table:formula="of:=SUM([.G5:.G25])" office:value-type="float" office:value="177387" calcext:value-type="float">
            <text:p>177387</text:p>
          </table:table-cell>
          <table:table-cell table:formula="of:=SUM([.H5:.H25])" office:value-type="float" office:value="2752582" calcext:value-type="float">
            <text:p>2752582</text:p>
          </table:table-cell>
          <table:table-cell table:formula="of:=SUM([.I5:.I25])" office:value-type="float" office:value="1121000" calcext:value-type="float">
            <text:p>1121000</text:p>
          </table:table-cell>
          <table:table-cell table:formula="of:=SUM([.J5:.J25])" office:value-type="float" office:value="227391" calcext:value-type="float">
            <text:p>227391</text:p>
          </table:table-cell>
          <table:table-cell table:formula="of:=SUM([.K5:.K25])" office:value-type="float" office:value="1971772" calcext:value-type="float">
            <text:p>1971772</text:p>
          </table:table-cell>
          <table:table-cell table:formula="of:=SUM([.L5:.L25])" office:value-type="float" office:value="1673971" calcext:value-type="float">
            <text:p>1673971</text:p>
          </table:table-cell>
          <table:table-cell table:formula="of:=SUM([.M5:.M25])" office:value-type="float" office:value="472008" calcext:value-type="float">
            <text:p>472008</text:p>
          </table:table-cell>
          <table:table-cell table:formula="of:=SUM([.N5:.N25])" office:value-type="float" office:value="200948" calcext:value-type="float">
            <text:p>200948</text:p>
          </table:table-cell>
          <table:table-cell table:formula="of:=SUM([.O5:.O25])" office:value-type="float" office:value="1815517" calcext:value-type="float">
            <text:p>1815517</text:p>
          </table:table-cell>
          <table:table-cell table:formula="of:=SUM([.P5:.P25])" office:value-type="float" office:value="1650307" calcext:value-type="float">
            <text:p>1650307</text:p>
          </table:table-cell>
          <table:table-cell table:formula="of:=SUM([.Q5:.Q25])" office:value-type="float" office:value="449142" calcext:value-type="float">
            <text:p>449142</text:p>
          </table:table-cell>
          <table:table-cell table:formula="of:=SUM([.R5:.R25])" office:value-type="float" office:value="186007" calcext:value-type="float">
            <text:p>186007</text:p>
          </table:table-cell>
          <table:table-cell table:formula="of:=SUM([.S5:.S25])" office:value-type="float" office:value="4302386" calcext:value-type="float">
            <text:p>4302386</text:p>
          </table:table-cell>
          <table:table-cell table:formula="of:=SUM([.T5:.T25])" office:value-type="float" office:value="16308" calcext:value-type="float">
            <text:p>16308</text:p>
          </table:table-cell>
          <table:table-cell table:formula="of:=SUM([.U5:.U25])" office:value-type="float" office:value="4089520" calcext:value-type="float">
            <text:p>4089520</text:p>
          </table:table-cell>
          <table:table-cell table:formula="of:=SUM([.V5:.V25])" office:value-type="float" office:value="11453" calcext:value-type="float">
            <text:p>11453</text:p>
          </table:table-cell>
          <table:table-cell table:formula="of:=SUM([.W5:.W25])" office:value-type="float" office:value="4139362" calcext:value-type="float">
            <text:p>4139362</text:p>
          </table:table-cell>
          <table:table-cell table:formula="of:=SUM([.X5:.X25])" office:value-type="float" office:value="179337" calcext:value-type="float">
            <text:p>179337</text:p>
          </table:table-cell>
          <table:table-cell table:formula="of:=SUM([.Y5:.Y25])" office:value-type="float" office:value="4036829" calcext:value-type="float">
            <text:p>4036829</text:p>
          </table:table-cell>
          <table:table-cell table:formula="of:=SUM([.Z5:.Z25])" office:value-type="float" office:value="64144" calcext:value-type="float">
            <text:p>64144</text:p>
          </table:table-cell>
          <table:table-cell table:formula="of:=SUM([.AA5:.AA25])" office:value-type="float" office:value="959757" calcext:value-type="float">
            <text:p>959757</text:p>
          </table:table-cell>
          <table:table-cell table:formula="of:=SUM([.AB5:.AB25])" office:value-type="float" office:value="3256609" calcext:value-type="float">
            <text:p>3256609</text:p>
          </table:table-cell>
          <table:table-cell table:formula="of:=SUM([.AC5:.AC25])" office:value-type="float" office:value="500981" calcext:value-type="float">
            <text:p>500981</text:p>
          </table:table-cell>
          <table:table-cell table:formula="of:=SUM([.AD5:.AD25])" office:value-type="float" office:value="3549932" calcext:value-type="float">
            <text:p>3549932</text:p>
          </table:table-cell>
          <table:table-cell table:formula="of:=SUM([.AE5:.AE25])" office:value-type="float" office:value="155651" calcext:value-type="float">
            <text:p>155651</text:p>
          </table:table-cell>
          <table:table-cell table:formula="of:=SUM([.AF5:.AF25])" office:value-type="float" office:value="742070" calcext:value-type="float">
            <text:p>742070</text:p>
          </table:table-cell>
          <table:table-cell table:formula="of:=SUM([.AG5:.AG25])" office:value-type="float" office:value="941782" calcext:value-type="float">
            <text:p>941782</text:p>
          </table:table-cell>
          <table:table-cell table:formula="of:=SUM([.AH5:.AH25])" office:value-type="float" office:value="165098" calcext:value-type="float">
            <text:p>165098</text:p>
          </table:table-cell>
          <table:table-cell table:formula="of:=SUM([.AI5:.AI25])" office:value-type="float" office:value="794574" calcext:value-type="float">
            <text:p>794574</text:p>
          </table:table-cell>
          <table:table-cell table:formula="of:=SUM([.AJ5:.AJ25])" office:value-type="float" office:value="960671" calcext:value-type="float">
            <text:p>960671</text:p>
          </table:table-cell>
          <table:table-cell table:formula="of:=SUM([.AK5:.AK25])" office:value-type="float" office:value="1296060" calcext:value-type="float">
            <text:p>1296060</text:p>
          </table:table-cell>
          <table:table-cell table:formula="of:=SUM([.AL5:.AL25])" office:value-type="float" office:value="34150" calcext:value-type="float">
            <text:p>34150</text:p>
          </table:table-cell>
          <table:table-cell table:formula="of:=SUM([.AM5:.AM25])" office:value-type="float" office:value="1430120" calcext:value-type="float">
            <text:p>1430120</text:p>
          </table:table-cell>
          <table:table-cell table:formula="of:=SUM([.AN5:.AN25])" office:value-type="float" office:value="1332274" calcext:value-type="float">
            <text:p>133227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" office:value-type="string" calcext:value-type="string" table:number-columns-spanned="40" table:number-rows-spanned="1">
            <text:p>Recapitulação</text:p>
          </table:table-cell>
          <table:covered-table-cell table:number-columns-repeated="39"/>
        </table:table-row>
        <table:table-row table:style-name="ro1">
          <table:table-cell table:style-name="ce3" office:value-type="string" calcext:value-type="string">
            <text:p>População livre</text:p>
          </table:table-cell>
          <table:table-cell office:value-type="float" office:value="4318699" calcext:value-type="float">
            <text:p>4318699</text:p>
          </table:table-cell>
          <table:table-cell office:value-type="float" office:value="4100973" calcext:value-type="float">
            <text:p>4100973</text:p>
          </table:table-cell>
          <table:table-cell office:value-type="float" office:value="8419672" calcext:value-type="float">
            <text:p>8419672</text:p>
          </table:table-cell>
          <table:table-cell office:value-type="float" office:value="2975446" calcext:value-type="float">
            <text:p>2975446</text:p>
          </table:table-cell>
          <table:table-cell office:value-type="float" office:value="1165866" calcext:value-type="float">
            <text:p>1165866</text:p>
          </table:table-cell>
          <table:table-cell office:value-type="float" office:value="177387" calcext:value-type="float">
            <text:p>177387</text:p>
          </table:table-cell>
          <table:table-cell office:value-type="float" office:value="2752582" calcext:value-type="float">
            <text:p>2752582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227391" calcext:value-type="float">
            <text:p>227391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673971" calcext:value-type="float">
            <text:p>1673971</text:p>
          </table:table-cell>
          <table:table-cell office:value-type="float" office:value="472008" calcext:value-type="float">
            <text:p>472008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449142" calcext:value-type="float">
            <text:p>449142</text:p>
          </table:table-cell>
          <table:table-cell office:value-type="float" office:value="186007" calcext:value-type="float">
            <text:p>186007</text:p>
          </table:table-cell>
          <table:table-cell office:value-type="float" office:value="4302386" calcext:value-type="float">
            <text:p>4302386</text:p>
          </table:table-cell>
          <table:table-cell office:value-type="float" office:value="16313" calcext:value-type="float">
            <text:p>16313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11453" calcext:value-type="float">
            <text:p>11453</text:p>
          </table:table-cell>
          <table:table-cell office:value-type="float" office:value="4139362" calcext:value-type="float">
            <text:p>4139362</text:p>
          </table:table-cell>
          <table:table-cell office:value-type="float" office:value="179337" calcext:value-type="float">
            <text:p>179337</text:p>
          </table:table-cell>
          <table:table-cell office:value-type="float" office:value="4036829" calcext:value-type="float">
            <text:p>4036829</text:p>
          </table:table-cell>
          <table:table-cell office:value-type="float" office:value="64144" calcext:value-type="float">
            <text:p>64144</text:p>
          </table:table-cell>
          <table:table-cell office:value-type="float" office:value="1012097" calcext:value-type="float">
            <text:p>1012097</text:p>
          </table:table-cell>
          <table:table-cell office:value-type="float" office:value="3306602" calcext:value-type="float">
            <text:p>3306602</text:p>
          </table:table-cell>
          <table:table-cell office:value-type="float" office:value="550981" calcext:value-type="float">
            <text:p>550981</text:p>
          </table:table-cell>
          <table:table-cell office:value-type="float" office:value="3549992" calcext:value-type="float">
            <text:p>3549992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table:style-name="ce3" office:value-type="string" calcext:value-type="string">
            <text:p>População escrava</text:p>
          </table:table-cell>
          <table:table-cell office:value-type="float" office:value="805170" calcext:value-type="float">
            <text:p>805170</text:p>
          </table:table-cell>
          <table:table-cell office:value-type="float" office:value="705636" calcext:value-type="float">
            <text:p>705636</text:p>
          </table:table-cell>
          <table:table-cell office:value-type="float" office:value="1510806" calcext:value-type="float">
            <text:p>1510806</text:p>
          </table:table-cell>
          <table:table-cell office:value-type="float" office:value="711869" calcext:value-type="float">
            <text:p>711869</text:p>
          </table:table-cell>
          <table:table-cell office:value-type="float" office:value="73079" calcext:value-type="float">
            <text:p>73079</text:p>
          </table:table-cell>
          <table:table-cell office:value-type="float" office:value="20222" calcext:value-type="float">
            <text:p>20222</text:p>
          </table:table-cell>
          <table:table-cell office:value-type="float" office:value="622804" calcext:value-type="float">
            <text:p>622804</text:p>
          </table:table-cell>
          <table:table-cell office:value-type="float" office:value="63016" calcext:value-type="float">
            <text:p>63016</text:p>
          </table:table-cell>
          <table:table-cell office:value-type="float" office:value="19816" calcext:value-type="float">
            <text:p>19816</text:p>
          </table:table-cell>
          <table:table-cell office:value-type="float" office:value="0" calcext:value-type="float">
            <text:p>0</text:p>
          </table:table-cell>
          <table:table-cell office:value-type="float" office:value="252824" calcext:value-type="float">
            <text:p>252824</text:p>
          </table:table-cell>
          <table:table-cell office:value-type="float" office:value="552346" calcext:value-type="float">
            <text:p>55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680" calcext:value-type="float">
            <text:p>224680</text:p>
          </table:table-cell>
          <table:table-cell office:value-type="float" office:value="480956" calcext:value-type="float">
            <text:p>480956</text:p>
          </table:table-cell>
          <table:table-cell office:value-type="float" office:value="0" calcext:value-type="float">
            <text:p>0</text:p>
          </table:table-cell>
          <table:table-cell office:value-type="float" office:value="895170" calcext:value-type="float">
            <text:p>895170</text:p>
          </table:table-cell>
          <table:table-cell office:value-type="float" office:value="0" calcext:value-type="float">
            <text:p>0</text:p>
          </table:table-cell>
          <table:table-cell office:value-type="float" office:value="705636" calcext:value-type="float">
            <text:p>705636</text:p>
          </table:table-cell>
          <table:table-cell office:value-type="float" office:value="0" calcext:value-type="float">
            <text:p>0</text:p>
          </table:table-cell>
          <table:table-cell office:value-type="float" office:value="719630" calcext:value-type="float">
            <text:p>719630</text:p>
          </table:table-cell>
          <table:table-cell office:value-type="float" office:value="35540" calcext:value-type="float">
            <text:p>35540</text:p>
          </table:table-cell>
          <table:table-cell office:value-type="float" office:value="352616" calcext:value-type="float">
            <text:p>352616</text:p>
          </table:table-cell>
          <table:table-cell office:value-type="float" office:value="53020" calcext:value-type="float">
            <text:p>53020</text:p>
          </table:table-cell>
          <table:table-cell office:value-type="float" office:value="958" calcext:value-type="float">
            <text:p>958</text:p>
          </table:table-cell>
          <table:table-cell office:value-type="float" office:value="804212" calcext:value-type="float">
            <text:p>804212</text:p>
          </table:table-cell>
          <table:table-cell office:value-type="float" office:value="445" calcext:value-type="float">
            <text:p>445</text:p>
          </table:table-cell>
          <table:table-cell office:value-type="float" office:value="705191" calcext:value-type="float">
            <text:p>705191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table:style-name="ce3" office:value-type="string" calcext:value-type="string">
            <text:p>Total original</text:p>
          </table:table-cell>
          <table:table-cell office:value-type="float" office:value="5123869" calcext:value-type="float">
            <text:p>5123869</text:p>
          </table:table-cell>
          <table:table-cell office:value-type="float" office:value="4806609" calcext:value-type="float">
            <text:p>4806609</text:p>
          </table:table-cell>
          <table:table-cell office:value-type="float" office:value="9930478" calcext:value-type="float">
            <text:p>9930478</text:p>
          </table:table-cell>
          <table:table-cell office:value-type="float" office:value="3687315" calcext:value-type="float">
            <text:p>3687315</text:p>
          </table:table-cell>
          <table:table-cell office:value-type="float" office:value="1238945" calcext:value-type="float">
            <text:p>1238945</text:p>
          </table:table-cell>
          <table:table-cell office:value-type="float" office:value="197609" calcext:value-type="float">
            <text:p>197609</text:p>
          </table:table-cell>
          <table:table-cell office:value-type="float" office:value="3375386" calcext:value-type="float">
            <text:p>3375386</text:p>
          </table:table-cell>
          <table:table-cell office:value-type="float" office:value="1184016" calcext:value-type="float">
            <text:p>1184016</text:p>
          </table:table-cell>
          <table:table-cell office:value-type="float" office:value="247207" calcext:value-type="float">
            <text:p>247207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926795" calcext:value-type="float">
            <text:p>1926795</text:p>
          </table:table-cell>
          <table:table-cell office:value-type="float" office:value="1024354" calcext:value-type="float">
            <text:p>1024354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874987" calcext:value-type="float">
            <text:p>1874987</text:p>
          </table:table-cell>
          <table:table-cell office:value-type="float" office:value="930098" calcext:value-type="float">
            <text:p>930098</text:p>
          </table:table-cell>
          <table:table-cell office:value-type="float" office:value="186007" calcext:value-type="float">
            <text:p>186007</text:p>
          </table:table-cell>
          <table:table-cell office:value-type="float" office:value="5107556" calcext:value-type="float">
            <text:p>5107556</text:p>
          </table:table-cell>
          <table:table-cell office:value-type="float" office:value="16313" calcext:value-type="float">
            <text:p>16313</text:p>
          </table:table-cell>
          <table:table-cell office:value-type="float" office:value="4795156" calcext:value-type="float">
            <text:p>4795156</text:p>
          </table:table-cell>
          <table:table-cell office:value-type="float" office:value="11453" calcext:value-type="float">
            <text:p>11453</text:p>
          </table:table-cell>
          <table:table-cell office:value-type="float" office:value="4853992" calcext:value-type="float">
            <text:p>4853992</text:p>
          </table:table-cell>
          <table:table-cell office:value-type="float" office:value="264877" calcext:value-type="float">
            <text:p>264877</text:p>
          </table:table-cell>
          <table:table-cell office:value-type="float" office:value="4689945" calcext:value-type="float">
            <text:p>4689945</text:p>
          </table:table-cell>
          <table:table-cell office:value-type="float" office:value="117164" calcext:value-type="float">
            <text:p>117164</text:p>
          </table:table-cell>
          <table:table-cell office:value-type="float" office:value="1013055" calcext:value-type="float">
            <text:p>1013055</text:p>
          </table:table-cell>
          <table:table-cell office:value-type="float" office:value="4110814" calcext:value-type="float">
            <text:p>4110814</text:p>
          </table:table-cell>
          <table:table-cell office:value-type="float" office:value="551426" calcext:value-type="float">
            <text:p>551426</text:p>
          </table:table-cell>
          <table:table-cell office:value-type="float" office:value="4255183" calcext:value-type="float">
            <text:p>4255183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1332274" calcext:value-type="float">
            <text:p>13322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office:value-type="string" calcext:value-type="string">
            <text:p>Total calculado</text:p>
          </table:table-cell>
          <table:table-cell table:formula="of:=SUM([.B31:.B32])" office:value-type="float" office:value="5123869" calcext:value-type="float">
            <text:p>5123869</text:p>
          </table:table-cell>
          <table:table-cell table:formula="of:=SUM([.C31:.C32])" office:value-type="float" office:value="4806609" calcext:value-type="float">
            <text:p>4806609</text:p>
          </table:table-cell>
          <table:table-cell table:formula="of:=SUM([.D31:.D32])" office:value-type="float" office:value="9930478" calcext:value-type="float">
            <text:p>9930478</text:p>
          </table:table-cell>
          <table:table-cell table:formula="of:=SUM([.E31:.E32])" office:value-type="float" office:value="3687315" calcext:value-type="float">
            <text:p>3687315</text:p>
          </table:table-cell>
          <table:table-cell table:formula="of:=SUM([.F31:.F32])" office:value-type="float" office:value="1238945" calcext:value-type="float">
            <text:p>1238945</text:p>
          </table:table-cell>
          <table:table-cell table:formula="of:=SUM([.G31:.G32])" office:value-type="float" office:value="197609" calcext:value-type="float">
            <text:p>197609</text:p>
          </table:table-cell>
          <table:table-cell table:formula="of:=SUM([.H31:.H32])" office:value-type="float" office:value="3375386" calcext:value-type="float">
            <text:p>3375386</text:p>
          </table:table-cell>
          <table:table-cell table:formula="of:=SUM([.I31:.I32])" office:value-type="float" office:value="1184016" calcext:value-type="float">
            <text:p>1184016</text:p>
          </table:table-cell>
          <table:table-cell table:formula="of:=SUM([.J31:.J32])" office:value-type="float" office:value="247207" calcext:value-type="float">
            <text:p>247207</text:p>
          </table:table-cell>
          <table:table-cell table:formula="of:=SUM([.K31:.K32])" office:value-type="float" office:value="1971772" calcext:value-type="float">
            <text:p>1971772</text:p>
          </table:table-cell>
          <table:table-cell table:formula="of:=SUM([.L31:.L32])" office:value-type="float" office:value="1926795" calcext:value-type="float">
            <text:p>1926795</text:p>
          </table:table-cell>
          <table:table-cell table:formula="of:=SUM([.M31:.M32])" office:value-type="float" office:value="1024354" calcext:value-type="float">
            <text:p>1024354</text:p>
          </table:table-cell>
          <table:table-cell table:formula="of:=SUM([.N31:.N32])" office:value-type="float" office:value="200948" calcext:value-type="float">
            <text:p>200948</text:p>
          </table:table-cell>
          <table:table-cell table:formula="of:=SUM([.O31:.O32])" office:value-type="float" office:value="1815517" calcext:value-type="float">
            <text:p>1815517</text:p>
          </table:table-cell>
          <table:table-cell table:formula="of:=SUM([.P31:.P32])" office:value-type="float" office:value="1874987" calcext:value-type="float">
            <text:p>1874987</text:p>
          </table:table-cell>
          <table:table-cell table:formula="of:=SUM([.Q31:.Q32])" office:value-type="float" office:value="930098" calcext:value-type="float">
            <text:p>930098</text:p>
          </table:table-cell>
          <table:table-cell table:formula="of:=SUM([.R31:.R32])" office:value-type="float" office:value="186007" calcext:value-type="float">
            <text:p>186007</text:p>
          </table:table-cell>
          <table:table-cell table:formula="of:=SUM([.S31:.S32])" office:value-type="float" office:value="5197556" calcext:value-type="float">
            <text:p>5197556</text:p>
          </table:table-cell>
          <table:table-cell table:formula="of:=SUM([.T31:.T32])" office:value-type="float" office:value="16313" calcext:value-type="float">
            <text:p>16313</text:p>
          </table:table-cell>
          <table:table-cell table:formula="of:=SUM([.U31:.U32])" office:value-type="float" office:value="4795156" calcext:value-type="float">
            <text:p>4795156</text:p>
          </table:table-cell>
          <table:table-cell table:formula="of:=SUM([.V31:.V32])" office:value-type="float" office:value="11453" calcext:value-type="float">
            <text:p>11453</text:p>
          </table:table-cell>
          <table:table-cell table:formula="of:=SUM([.W31:.W32])" office:value-type="float" office:value="4858992" calcext:value-type="float">
            <text:p>4858992</text:p>
          </table:table-cell>
          <table:table-cell table:formula="of:=SUM([.X31:.X32])" office:value-type="float" office:value="214877" calcext:value-type="float">
            <text:p>214877</text:p>
          </table:table-cell>
          <table:table-cell table:formula="of:=SUM([.Y31:.Y32])" office:value-type="float" office:value="4389445" calcext:value-type="float">
            <text:p>4389445</text:p>
          </table:table-cell>
          <table:table-cell table:formula="of:=SUM([.Z31:.Z32])" office:value-type="float" office:value="117164" calcext:value-type="float">
            <text:p>117164</text:p>
          </table:table-cell>
          <table:table-cell table:formula="of:=SUM([.AA31:.AA32])" office:value-type="float" office:value="1013055" calcext:value-type="float">
            <text:p>1013055</text:p>
          </table:table-cell>
          <table:table-cell table:formula="of:=SUM([.AB31:.AB32])" office:value-type="float" office:value="4110814" calcext:value-type="float">
            <text:p>4110814</text:p>
          </table:table-cell>
          <table:table-cell table:formula="of:=SUM([.AC31:.AC32])" office:value-type="float" office:value="551426" calcext:value-type="float">
            <text:p>551426</text:p>
          </table:table-cell>
          <table:table-cell table:formula="of:=SUM([.AD31:.AD32])" office:value-type="float" office:value="4255183" calcext:value-type="float">
            <text:p>425518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2:02:10.141298728</meta:creation-date>
    <dc:date>2024-11-08T17:53:12.344012817</dc:date>
    <meta:editing-duration>PT38M8S</meta:editing-duration>
    <meta:editing-cycles>17</meta:editing-cycles>
    <meta:generator>LibreOffice/7.3.7.2$Linux_X86_64 LibreOffice_project/30$Build-2</meta:generator>
    <meta:document-statistic meta:table-count="1" meta:cell-count="1131" meta:object-count="0"/>
  </office:meta>
</office:document-meta>
</file>